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26mm"/>
    </style:style>
    <style:style style:name="co2" style:family="table-column">
      <style:table-column-properties fo:break-before="auto" style:column-width="32.26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35.68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30.39mm"/>
    </style:style>
    <style:style style:name="co9" style:family="table-column">
      <style:table-column-properties fo:break-before="auto" style:column-width="16.99mm"/>
    </style:style>
    <style:style style:name="co10" style:family="table-column">
      <style:table-column-properties fo:break-before="auto" style:column-width="65.67mm"/>
    </style:style>
    <style:style style:name="co11" style:family="table-column">
      <style:table-column-properties fo:break-before="auto" style:column-width="21.57mm"/>
    </style:style>
    <style:style style:name="co12" style:family="table-column">
      <style:table-column-properties fo:break-before="auto" style:column-width="3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5" style:family="table-cell" style:parent-style-name="Default" style:data-style-name="N11"/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46"/>
    <style:style style:name="ce8" style:family="table-cell" style:parent-style-name="Default" style:data-style-name="N117"/>
    <style:style style:name="ce9" style:family="table-cell" style:parent-style-name="Default" style:data-style-name="N117"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Tahoma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iming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2"/>
        <table:table-column table:style-name="co6" table:default-cell-style-name="Default"/>
        <table:table-column table:style-name="co6" table:default-cell-style-name="ce2"/>
        <table:table-column table:style-name="co6" table:default-cell-style-name="ce5"/>
        <table:table-column table:style-name="co6" table:default-cell-style-name="Default"/>
        <table:table-column table:style-name="co6" table:default-cell-style-name="ce8"/>
        <table:table-column table:style-name="co6" table:default-cell-style-name="ce10"/>
        <table:table-column table:style-name="co6" table:default-cell-style-name="Default"/>
        <table:table-column table:style-name="co6" table:default-cell-style-name="ce8"/>
        <table:table-column table:style-name="co6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 fi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 file size (bytes)</text:p>
          </table:table-cell>
          <table:table-cell office:value-type="string" calcext:value-type="string">
            <text:p>test param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 mem usage (kB)</text:p>
          </table:table-cell>
          <table:table-cell office:value-type="string" calcext:value-type="string">
            <text:p>out file size (bytes)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2]&amp;&quot;::&quot;&amp;[.C2]" office:value-type="string" office:string-value="01-Mascalito-Rhythmical_Disorder.flac::flac_to_wav" calcext:value-type="string">
            <text:p>01-Mascalito-Rhythmical_Disorder.flac::flac_to_wav</text:p>
          </table:table-cell>
          <table:table-cell office:value-type="string" calcext:value-type="string">
            <text:p>01-Mascalito-Rhythmical_Disorder.flac</text:p>
          </table:table-cell>
          <table:table-cell office:value-type="string" calcext:value-type="string">
            <text:p>flac_to_wav</text:p>
          </table:table-cell>
          <table:table-cell office:value-type="float" office:value="26473144" calcext:value-type="float">
            <text:p>26473144</text:p>
          </table:table-cell>
          <table:table-cell office:value-type="string" calcext:value-type="string">
            <text:p>--compression-level-0</text:p>
          </table:table-cell>
          <table:table-cell office:value-type="float" office:value="0.3" calcext:value-type="float">
            <text:p>0.3</text:p>
          </table:table-cell>
          <table:table-cell office:value-type="float" office:value="2956" calcext:value-type="float">
            <text:p>2956</text:p>
          </table:table-cell>
          <table:table-cell office:value-type="float" office:value="38243566" calcext:value-type="float">
            <text:p>38243566</text:p>
          </table:table-cell>
          <table:table-cell/>
          <table:table-cell office:value-type="string" calcext:value-type="string">
            <text:p>Timings 1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3]&amp;&quot;::&quot;&amp;[.C3]" office:value-type="string" office:string-value="01-Saluberrimae-Trapped_Inside.flac::flac_to_wav" calcext:value-type="string">
            <text:p>01-Saluberrimae-Trapped_Inside.flac::flac_to_wav</text:p>
          </table:table-cell>
          <table:table-cell office:value-type="string" calcext:value-type="string">
            <text:p>01-Saluberrimae-Trapped_Inside.flac</text:p>
          </table:table-cell>
          <table:table-cell office:value-type="string" calcext:value-type="string">
            <text:p>flac_to_wav</text:p>
          </table:table-cell>
          <table:table-cell office:value-type="float" office:value="20352274" calcext:value-type="float">
            <text:p>20352274</text:p>
          </table:table-cell>
          <table:table-cell office:value-type="string" calcext:value-type="string">
            <text:p>--compression-level-0</text:p>
          </table:table-cell>
          <table:table-cell office:value-type="float" office:value="0.22" calcext:value-type="float">
            <text:p>0.22</text:p>
          </table:table-cell>
          <table:table-cell office:value-type="float" office:value="2980" calcext:value-type="float">
            <text:p>2980</text:p>
          </table:table-cell>
          <table:table-cell office:value-type="float" office:value="28929646" calcext:value-type="float">
            <text:p>28929646</text:p>
          </table:table-cell>
          <table:table-cell/>
          <table:table-cell office:value-type="string" calcext:value-type="string">
            <text:p>X3 crate v0.2.1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4]&amp;&quot;::&quot;&amp;[.C4]" office:value-type="string" office:string-value="03-Mascalito-Filthy_Summer.flac::flac_to_wav" calcext:value-type="string">
            <text:p>03-Mascalito-Filthy_Summer.flac::flac_to_wav</text:p>
          </table:table-cell>
          <table:table-cell office:value-type="string" calcext:value-type="string">
            <text:p>03-Mascalito-Filthy_Summer.flac</text:p>
          </table:table-cell>
          <table:table-cell office:value-type="string" calcext:value-type="string">
            <text:p>flac_to_wav</text:p>
          </table:table-cell>
          <table:table-cell office:value-type="float" office:value="26721223" calcext:value-type="float">
            <text:p>26721223</text:p>
          </table:table-cell>
          <table:table-cell office:value-type="string" calcext:value-type="string">
            <text:p>--compression-level-0</text:p>
          </table:table-cell>
          <table:table-cell office:value-type="float" office:value="0.32" calcext:value-type="float">
            <text:p>0.32</text:p>
          </table:table-cell>
          <table:table-cell office:value-type="float" office:value="2984" calcext:value-type="float">
            <text:p>2984</text:p>
          </table:table-cell>
          <table:table-cell office:value-type="float" office:value="41855474" calcext:value-type="float">
            <text:p>41855474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Encoding</text:p>
          </table:table-cell>
          <table:table-cell table:style-name="Default" table:number-columns-repeated="2"/>
          <table:table-cell office:value-type="string" calcext:value-type="string">
            <text:p>Decoding</text:p>
          </table:table-cell>
          <table:table-cell table:style-name="Default" table:number-columns-repeated="2"/>
        </table:table-row>
        <table:table-row table:style-name="ro1">
          <table:table-cell table:formula="of:=[.B5]&amp;&quot;::&quot;&amp;[.C5]" office:value-type="string" office:string-value="03-Saluberrimae-Jennifer_Connelly.flac::flac_to_wav" calcext:value-type="string">
            <text:p>03-Saluberrimae-Jennifer_Connelly.flac::flac_to_wav</text:p>
          </table:table-cell>
          <table:table-cell office:value-type="string" calcext:value-type="string">
            <text:p>03-Saluberrimae-Jennifer_Connelly.flac</text:p>
          </table:table-cell>
          <table:table-cell office:value-type="string" calcext:value-type="string">
            <text:p>flac_to_wav</text:p>
          </table:table-cell>
          <table:table-cell office:value-type="float" office:value="30654923" calcext:value-type="float">
            <text:p>30654923</text:p>
          </table:table-cell>
          <table:table-cell office:value-type="string" calcext:value-type="string">
            <text:p>--compression-level-0</text:p>
          </table:table-cell>
          <table:table-cell office:value-type="float" office:value="0.36" calcext:value-type="float">
            <text:p>0.36</text:p>
          </table:table-cell>
          <table:table-cell office:value-type="float" office:value="2952" calcext:value-type="float">
            <text:p>2952</text:p>
          </table:table-cell>
          <table:table-cell office:value-type="float" office:value="46710766" calcext:value-type="float">
            <text:p>46710766</text:p>
          </table:table-cell>
          <table:table-cell/>
          <table:table-cell office:value-type="string" calcext:value-type="string">
            <text:p>Enc Key</text:p>
          </table:table-cell>
          <table:table-cell office:value-type="string" calcext:value-type="string">
            <text:p>Dec Key</text:p>
          </table:table-cell>
          <table:table-cell office:value-type="string" calcext:value-type="string">
            <text:p>Algorthm</text:p>
          </table:table-cell>
          <table:table-cell office:value-type="string" calcext:value-type="string">
            <text:p>in file</text:p>
          </table:table-cell>
          <table:table-cell table:style-name="Default" office:value-type="string" calcext:value-type="string">
            <text:p>Original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Compressed</text:p>
          </table:table-cell>
          <table:table-cell table:style-name="Default" office:value-type="string" calcext:value-type="string">
            <text:p>Compression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Memory</text:p>
          </table:table-cell>
        </table:table-row>
        <table:table-row table:style-name="ro1">
          <table:table-cell table:formula="of:=[.B6]&amp;&quot;::&quot;&amp;[.C6]" office:value-type="string" office:string-value="04-Saluberrimae-Time_Is_A_Flat_Circle.flac::flac_to_wav" calcext:value-type="string">
            <text:p>04-Saluberrimae-Time_Is_A_Flat_Circle.flac::flac_to_wav</text:p>
          </table:table-cell>
          <table:table-cell office:value-type="string" calcext:value-type="string">
            <text:p>04-Saluberrimae-Time_Is_A_Flat_Circle.flac</text:p>
          </table:table-cell>
          <table:table-cell office:value-type="string" calcext:value-type="string">
            <text:p>flac_to_wav</text:p>
          </table:table-cell>
          <table:table-cell office:value-type="float" office:value="21616631" calcext:value-type="float">
            <text:p>21616631</text:p>
          </table:table-cell>
          <table:table-cell office:value-type="string" calcext:value-type="string">
            <text:p>--compression-level-0</text:p>
          </table:table-cell>
          <table:table-cell office:value-type="float" office:value="0.3" calcext:value-type="float">
            <text:p>0.3</text:p>
          </table:table-cell>
          <table:table-cell office:value-type="float" office:value="2976" calcext:value-type="float">
            <text:p>2976</text:p>
          </table:table-cell>
          <table:table-cell office:value-type="float" office:value="38666926" calcext:value-type="float">
            <text:p>38666926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01-Mascalito-Rhythmical_Disorder</text:p>
          </table:table-cell>
          <table:table-cell office:value-type="float" office:value="38243566" calcext:value-type="float">
            <text:p>38,243,566</text:p>
          </table:table-cell>
          <table:table-cell office:value-type="float" office:value="433.6" calcext:value-type="float">
            <text:p>433.6</text:p>
          </table:table-cell>
          <table:table-cell table:formula="of:=VLOOKUP([.$M6]&amp;[.$J6];[.$A$1:.$H$1048576];8;0)" office:value-type="float" office:value="26473144" calcext:value-type="float">
            <text:p>26,473,144</text:p>
          </table:table-cell>
          <table:table-cell table:formula="of:=[.P6]/[.N6]" office:value-type="percentage" office:value="0.692224778411093" calcext:value-type="percentage">
            <text:p>69.22%</text:p>
          </table:table-cell>
          <table:table-cell table:formula="of:=VLOOKUP([.$M6]&amp;[.$J6];[.$A$1:.$H$1048576];6;0)" office:value-type="float" office:value="0.36" calcext:value-type="float">
            <text:p>0.36</text:p>
          </table:table-cell>
          <table:table-cell table:formula="of:=[.$O6]/[.R6]" office:value-type="float" office:value="1204.44444444444" calcext:value-type="float">
            <text:p>1204.4</text:p>
          </table:table-cell>
          <table:table-cell table:formula="of:=VLOOKUP([.$M6]&amp;[.$J6];[.$A$1:.$H$1048576];7;0)/1024" office:value-type="float" office:value="3.21484375" calcext:value-type="float">
            <text:p>3.21</text:p>
          </table:table-cell>
          <table:table-cell table:formula="of:=VLOOKUP([.$M6]&amp;[.$K6];[.$A$1:.$H$1048576];6;0)" office:value-type="float" office:value="0.3" calcext:value-type="float">
            <text:p>0.3</text:p>
          </table:table-cell>
          <table:table-cell table:formula="of:=[.$O6]/[.U6]" office:value-type="float" office:value="1445.33333333333" calcext:value-type="float">
            <text:p>1445.3</text:p>
          </table:table-cell>
          <table:table-cell table:formula="of:=VLOOKUP([.$M6]&amp;[.$K6];[.$A$1:.$H$1048576];7;0)/1024" office:value-type="float" office:value="2.88671875" calcext:value-type="float">
            <text:p>2.89</text:p>
          </table:table-cell>
        </table:table-row>
        <table:table-row table:style-name="ro1">
          <table:table-cell table:formula="of:=[.B7]&amp;&quot;::&quot;&amp;[.C7]" office:value-type="string" office:string-value="EH120.flac::flac_to_wav" calcext:value-type="string">
            <text:p>EH120.flac::flac_to_wav</text:p>
          </table:table-cell>
          <table:table-cell office:value-type="string" calcext:value-type="string">
            <text:p>EH120.flac</text:p>
          </table:table-cell>
          <table:table-cell office:value-type="string" calcext:value-type="string">
            <text:p>flac_to_wav</text:p>
          </table:table-cell>
          <table:table-cell office:value-type="float" office:value="18413301" calcext:value-type="float">
            <text:p>18413301</text:p>
          </table:table-cell>
          <table:table-cell office:value-type="string" calcext:value-type="string">
            <text:p>--compression-level-0</text:p>
          </table:table-cell>
          <table:table-cell office:value-type="float" office:value="0.51" calcext:value-type="float">
            <text:p>0.51</text:p>
          </table:table-cell>
          <table:table-cell office:value-type="float" office:value="2864" calcext:value-type="float">
            <text:p>2864</text:p>
          </table:table-cell>
          <table:table-cell office:value-type="float" office:value="72000044" calcext:value-type="float">
            <text:p>720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01-Saluberrimae-Trapped_Inside</text:p>
          </table:table-cell>
          <table:table-cell office:value-type="float" office:value="28929646" calcext:value-type="float">
            <text:p>28,929,646</text:p>
          </table:table-cell>
          <table:table-cell office:value-type="float" office:value="328" calcext:value-type="float">
            <text:p>328</text:p>
          </table:table-cell>
          <table:table-cell table:formula="of:=VLOOKUP([.$M7]&amp;[.$J7];[.$A$1:.$H$1048576];8;0)" office:value-type="float" office:value="20352274" calcext:value-type="float">
            <text:p>20,352,274</text:p>
          </table:table-cell>
          <table:table-cell table:formula="of:=[.P7]/[.N7]" office:value-type="percentage" office:value="0.703509265201517" calcext:value-type="percentage">
            <text:p>70.35%</text:p>
          </table:table-cell>
          <table:table-cell table:formula="of:=VLOOKUP([.$M7]&amp;[.$J7];[.$A$1:.$H$1048576];6;0)" office:value-type="float" office:value="0.26" calcext:value-type="float">
            <text:p>0.26</text:p>
          </table:table-cell>
          <table:table-cell table:formula="of:=[.$O7]/[.R7]" office:value-type="float" office:value="1261.53846153846" calcext:value-type="float">
            <text:p>1261.5</text:p>
          </table:table-cell>
          <table:table-cell table:formula="of:=VLOOKUP([.$M7]&amp;[.$J7];[.$A$1:.$H$1048576];7;0)/1024" office:value-type="float" office:value="3.12109375" calcext:value-type="float">
            <text:p>3.12</text:p>
          </table:table-cell>
          <table:table-cell table:formula="of:=VLOOKUP([.$M7]&amp;[.$K7];[.$A$1:.$H$1048576];6;0)" office:value-type="float" office:value="0.22" calcext:value-type="float">
            <text:p>0.22</text:p>
          </table:table-cell>
          <table:table-cell table:formula="of:=[.$O7]/[.U7]" office:value-type="float" office:value="1490.90909090909" calcext:value-type="float">
            <text:p>1490.9</text:p>
          </table:table-cell>
          <table:table-cell table:formula="of:=VLOOKUP([.$M7]&amp;[.$K7];[.$A$1:.$H$1048576];7;0)/1024" office:value-type="float" office:value="2.91015625" calcext:value-type="float">
            <text:p>2.91</text:p>
          </table:table-cell>
        </table:table-row>
        <table:table-row table:style-name="ro1">
          <table:table-cell table:formula="of:=[.B8]&amp;&quot;::&quot;&amp;[.C8]" office:value-type="string" office:string-value="GI16.flac::flac_to_wav" calcext:value-type="string">
            <text:p>GI16.flac::flac_to_wav</text:p>
          </table:table-cell>
          <table:table-cell office:value-type="string" calcext:value-type="string">
            <text:p>GI16.flac</text:p>
          </table:table-cell>
          <table:table-cell office:value-type="string" calcext:value-type="string">
            <text:p>flac_to_wav</text:p>
          </table:table-cell>
          <table:table-cell office:value-type="float" office:value="3089666" calcext:value-type="float">
            <text:p>3089666</text:p>
          </table:table-cell>
          <table:table-cell office:value-type="string" calcext:value-type="string">
            <text:p>--compression-level-0</text:p>
          </table:table-cell>
          <table:table-cell office:value-type="float" office:value="0.07" calcext:value-type="float">
            <text:p>0.07</text:p>
          </table:table-cell>
          <table:table-cell office:value-type="float" office:value="2888" calcext:value-type="float">
            <text:p>2888</text:p>
          </table:table-cell>
          <table:table-cell office:value-type="float" office:value="9600044" calcext:value-type="float">
            <text:p>96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03-Mascalito-Filthy_Summer</text:p>
          </table:table-cell>
          <table:table-cell office:value-type="float" office:value="41855474" calcext:value-type="float">
            <text:p>41,855,474</text:p>
          </table:table-cell>
          <table:table-cell office:value-type="float" office:value="474.55" calcext:value-type="float">
            <text:p>474.55</text:p>
          </table:table-cell>
          <table:table-cell table:formula="of:=VLOOKUP([.$M8]&amp;[.$J8];[.$A$1:.$H$1048576];8;0)" office:value-type="float" office:value="26721223" calcext:value-type="float">
            <text:p>26,721,223</text:p>
          </table:table-cell>
          <table:table-cell table:formula="of:=[.P8]/[.N8]" office:value-type="percentage" office:value="0.638416447033905" calcext:value-type="percentage">
            <text:p>63.84%</text:p>
          </table:table-cell>
          <table:table-cell table:formula="of:=VLOOKUP([.$M8]&amp;[.$J8];[.$A$1:.$H$1048576];6;0)" office:value-type="float" office:value="0.38" calcext:value-type="float">
            <text:p>0.38</text:p>
          </table:table-cell>
          <table:table-cell table:formula="of:=[.$O8]/[.R8]" office:value-type="float" office:value="1248.81578947368" calcext:value-type="float">
            <text:p>1248.8</text:p>
          </table:table-cell>
          <table:table-cell table:formula="of:=VLOOKUP([.$M8]&amp;[.$J8];[.$A$1:.$H$1048576];7;0)/1024" office:value-type="float" office:value="3.24609375" calcext:value-type="float">
            <text:p>3.25</text:p>
          </table:table-cell>
          <table:table-cell table:formula="of:=VLOOKUP([.$M8]&amp;[.$K8];[.$A$1:.$H$1048576];6;0)" office:value-type="float" office:value="0.32" calcext:value-type="float">
            <text:p>0.32</text:p>
          </table:table-cell>
          <table:table-cell table:formula="of:=[.$O8]/[.U8]" office:value-type="float" office:value="1482.96875" calcext:value-type="float">
            <text:p>1483.0</text:p>
          </table:table-cell>
          <table:table-cell table:formula="of:=VLOOKUP([.$M8]&amp;[.$K8];[.$A$1:.$H$1048576];7;0)/1024" office:value-type="float" office:value="2.9140625" calcext:value-type="float">
            <text:p>2.91</text:p>
          </table:table-cell>
        </table:table-row>
        <table:table-row table:style-name="ro1">
          <table:table-cell table:formula="of:=[.B9]&amp;&quot;::&quot;&amp;[.C9]" office:value-type="string" office:string-value="GI60.flac::flac_to_wav" calcext:value-type="string">
            <text:p>GI60.flac::flac_to_wav</text:p>
          </table:table-cell>
          <table:table-cell office:value-type="string" calcext:value-type="string">
            <text:p>GI60.flac</text:p>
          </table:table-cell>
          <table:table-cell office:value-type="string" calcext:value-type="string">
            <text:p>flac_to_wav</text:p>
          </table:table-cell>
          <table:table-cell office:value-type="float" office:value="11976846" calcext:value-type="float">
            <text:p>11976846</text:p>
          </table:table-cell>
          <table:table-cell office:value-type="string" calcext:value-type="string">
            <text:p>--compression-level-0</text:p>
          </table:table-cell>
          <table:table-cell office:value-type="float" office:value="0.26" calcext:value-type="float">
            <text:p>0.26</text:p>
          </table:table-cell>
          <table:table-cell office:value-type="float" office:value="2868" calcext:value-type="float">
            <text:p>2868</text:p>
          </table:table-cell>
          <table:table-cell office:value-type="float" office:value="36000044" calcext:value-type="float">
            <text:p>360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03-Saluberrimae-Jennifer_Connelly</text:p>
          </table:table-cell>
          <table:table-cell office:value-type="float" office:value="46710766" calcext:value-type="float">
            <text:p>46,710,766</text:p>
          </table:table-cell>
          <table:table-cell office:value-type="float" office:value="529.6" calcext:value-type="float">
            <text:p>529.6</text:p>
          </table:table-cell>
          <table:table-cell table:formula="of:=VLOOKUP([.$M9]&amp;[.$J9];[.$A$1:.$H$1048576];8;0)" office:value-type="float" office:value="30654923" calcext:value-type="float">
            <text:p>30,654,923</text:p>
          </table:table-cell>
          <table:table-cell table:formula="of:=[.P9]/[.N9]" office:value-type="percentage" office:value="0.656271040384994" calcext:value-type="percentage">
            <text:p>65.63%</text:p>
          </table:table-cell>
          <table:table-cell table:formula="of:=VLOOKUP([.$M9]&amp;[.$J9];[.$A$1:.$H$1048576];6;0)" office:value-type="float" office:value="0.42" calcext:value-type="float">
            <text:p>0.42</text:p>
          </table:table-cell>
          <table:table-cell table:formula="of:=[.$O9]/[.R9]" office:value-type="float" office:value="1260.95238095238" calcext:value-type="float">
            <text:p>1261.0</text:p>
          </table:table-cell>
          <table:table-cell table:formula="of:=VLOOKUP([.$M9]&amp;[.$J9];[.$A$1:.$H$1048576];7;0)/1024" office:value-type="float" office:value="3.171875" calcext:value-type="float">
            <text:p>3.17</text:p>
          </table:table-cell>
          <table:table-cell table:formula="of:=VLOOKUP([.$M9]&amp;[.$K9];[.$A$1:.$H$1048576];6;0)" office:value-type="float" office:value="0.36" calcext:value-type="float">
            <text:p>0.36</text:p>
          </table:table-cell>
          <table:table-cell table:formula="of:=[.$O9]/[.U9]" office:value-type="float" office:value="1471.11111111111" calcext:value-type="float">
            <text:p>1471.1</text:p>
          </table:table-cell>
          <table:table-cell table:formula="of:=VLOOKUP([.$M9]&amp;[.$K9];[.$A$1:.$H$1048576];7;0)/1024" office:value-type="float" office:value="2.8828125" calcext:value-type="float">
            <text:p>2.88</text:p>
          </table:table-cell>
        </table:table-row>
        <table:table-row table:style-name="ro1">
          <table:table-cell table:formula="of:=[.B10]&amp;&quot;::&quot;&amp;[.C10]" office:value-type="string" office:string-value="GR48.flac::flac_to_wav" calcext:value-type="string">
            <text:p>GR48.flac::flac_to_wav</text:p>
          </table:table-cell>
          <table:table-cell office:value-type="string" calcext:value-type="string">
            <text:p>GR48.flac</text:p>
          </table:table-cell>
          <table:table-cell office:value-type="string" calcext:value-type="string">
            <text:p>flac_to_wav</text:p>
          </table:table-cell>
          <table:table-cell office:value-type="float" office:value="7734426" calcext:value-type="float">
            <text:p>7734426</text:p>
          </table:table-cell>
          <table:table-cell office:value-type="string" calcext:value-type="string">
            <text:p>--compression-level-0</text:p>
          </table:table-cell>
          <table:table-cell office:value-type="float" office:value="0.2" calcext:value-type="float">
            <text:p>0.2</text:p>
          </table:table-cell>
          <table:table-cell office:value-type="float" office:value="2860" calcext:value-type="float">
            <text:p>2860</text:p>
          </table:table-cell>
          <table:table-cell office:value-type="float" office:value="28800044" calcext:value-type="float">
            <text:p>288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04-Saluberrimae-Time_Is_A_Flat_Circle</text:p>
          </table:table-cell>
          <table:table-cell office:value-type="float" office:value="38666926" calcext:value-type="float">
            <text:p>38,666,926</text:p>
          </table:table-cell>
          <table:table-cell office:value-type="float" office:value="438.4" calcext:value-type="float">
            <text:p>438.4</text:p>
          </table:table-cell>
          <table:table-cell table:formula="of:=VLOOKUP([.$M10]&amp;[.$J10];[.$A$1:.$H$1048576];8;0)" office:value-type="float" office:value="21616631" calcext:value-type="float">
            <text:p>21,616,631</text:p>
          </table:table-cell>
          <table:table-cell table:formula="of:=[.P10]/[.N10]" office:value-type="percentage" office:value="0.559047052253391" calcext:value-type="percentage">
            <text:p>55.90%</text:p>
          </table:table-cell>
          <table:table-cell table:formula="of:=VLOOKUP([.$M10]&amp;[.$J10];[.$A$1:.$H$1048576];6;0)" office:value-type="float" office:value="0.34" calcext:value-type="float">
            <text:p>0.34</text:p>
          </table:table-cell>
          <table:table-cell table:formula="of:=[.$O10]/[.R10]" office:value-type="float" office:value="1289.41176470588" calcext:value-type="float">
            <text:p>1289.4</text:p>
          </table:table-cell>
          <table:table-cell table:formula="of:=VLOOKUP([.$M10]&amp;[.$J10];[.$A$1:.$H$1048576];7;0)/1024" office:value-type="float" office:value="3.15234375" calcext:value-type="float">
            <text:p>3.15</text:p>
          </table:table-cell>
          <table:table-cell table:formula="of:=VLOOKUP([.$M10]&amp;[.$K10];[.$A$1:.$H$1048576];6;0)" office:value-type="float" office:value="0.3" calcext:value-type="float">
            <text:p>0.3</text:p>
          </table:table-cell>
          <table:table-cell table:formula="of:=[.$O10]/[.U10]" office:value-type="float" office:value="1461.33333333333" calcext:value-type="float">
            <text:p>1461.3</text:p>
          </table:table-cell>
          <table:table-cell table:formula="of:=VLOOKUP([.$M10]&amp;[.$K10];[.$A$1:.$H$1048576];7;0)/1024" office:value-type="float" office:value="2.90625" calcext:value-type="float">
            <text:p>2.91</text:p>
          </table:table-cell>
        </table:table-row>
        <table:table-row table:style-name="ro1">
          <table:table-cell table:formula="of:=[.B11]&amp;&quot;::&quot;&amp;[.C11]" office:value-type="string" office:string-value="LI192.flac::flac_to_wav" calcext:value-type="string">
            <text:p>LI192.flac::flac_to_wav</text:p>
          </table:table-cell>
          <table:table-cell office:value-type="string" calcext:value-type="string">
            <text:p>LI192.flac</text:p>
          </table:table-cell>
          <table:table-cell office:value-type="string" calcext:value-type="string">
            <text:p>flac_to_wav</text:p>
          </table:table-cell>
          <table:table-cell office:value-type="float" office:value="33617102" calcext:value-type="float">
            <text:p>33617102</text:p>
          </table:table-cell>
          <table:table-cell office:value-type="string" calcext:value-type="string">
            <text:p>--compression-level-0</text:p>
          </table:table-cell>
          <table:table-cell office:value-type="float" office:value="0.85" calcext:value-type="float">
            <text:p>0.85</text:p>
          </table:table-cell>
          <table:table-cell office:value-type="float" office:value="2808" calcext:value-type="float">
            <text:p>2808</text:p>
          </table:table-cell>
          <table:table-cell office:value-type="float" office:value="115200042" calcext:value-type="float">
            <text:p>115200042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EH120</text:p>
          </table:table-cell>
          <table:table-cell office:value-type="float" office:value="72000044" calcext:value-type="float">
            <text:p>72,000,044</text:p>
          </table:table-cell>
          <table:table-cell office:value-type="float" office:value="300" calcext:value-type="float">
            <text:p>300</text:p>
          </table:table-cell>
          <table:table-cell table:formula="of:=VLOOKUP([.$M11]&amp;[.$J11];[.$A$1:.$H$1048576];8;0)" office:value-type="float" office:value="18413301" calcext:value-type="float">
            <text:p>18,413,301</text:p>
          </table:table-cell>
          <table:table-cell table:formula="of:=[.P11]/[.N11]" office:value-type="percentage" office:value="0.255740135381028" calcext:value-type="percentage">
            <text:p>25.57%</text:p>
          </table:table-cell>
          <table:table-cell table:formula="of:=VLOOKUP([.$M11]&amp;[.$J11];[.$A$1:.$H$1048576];6;0)" office:value-type="float" office:value="0.56" calcext:value-type="float">
            <text:p>0.56</text:p>
          </table:table-cell>
          <table:table-cell table:formula="of:=[.$O11]/[.R11]" office:value-type="float" office:value="535.714285714286" calcext:value-type="float">
            <text:p>535.7</text:p>
          </table:table-cell>
          <table:table-cell table:formula="of:=VLOOKUP([.$M11]&amp;[.$J11];[.$A$1:.$H$1048576];7;0)/1024" office:value-type="float" office:value="3.1796875" calcext:value-type="float">
            <text:p>3.18</text:p>
          </table:table-cell>
          <table:table-cell table:formula="of:=VLOOKUP([.$M11]&amp;[.$K11];[.$A$1:.$H$1048576];6;0)" office:value-type="float" office:value="0.51" calcext:value-type="float">
            <text:p>0.51</text:p>
          </table:table-cell>
          <table:table-cell table:formula="of:=[.$O11]/[.U11]" office:value-type="float" office:value="588.235294117647" calcext:value-type="float">
            <text:p>588.2</text:p>
          </table:table-cell>
          <table:table-cell table:formula="of:=VLOOKUP([.$M11]&amp;[.$K11];[.$A$1:.$H$1048576];7;0)/1024" office:value-type="float" office:value="2.796875" calcext:value-type="float">
            <text:p>2.80</text:p>
          </table:table-cell>
        </table:table-row>
        <table:table-row table:style-name="ro1">
          <table:table-cell table:formula="of:=[.B12]&amp;&quot;::&quot;&amp;[.C12]" office:value-type="string" office:string-value="NO96.flac::flac_to_wav" calcext:value-type="string">
            <text:p>NO96.flac::flac_to_wav</text:p>
          </table:table-cell>
          <table:table-cell office:value-type="string" calcext:value-type="string">
            <text:p>NO96.flac</text:p>
          </table:table-cell>
          <table:table-cell office:value-type="string" calcext:value-type="string">
            <text:p>flac_to_wav</text:p>
          </table:table-cell>
          <table:table-cell office:value-type="float" office:value="13797724" calcext:value-type="float">
            <text:p>13797724</text:p>
          </table:table-cell>
          <table:table-cell office:value-type="string" calcext:value-type="string">
            <text:p>--compression-level-0</text:p>
          </table:table-cell>
          <table:table-cell office:value-type="float" office:value="0.4" calcext:value-type="float">
            <text:p>0.4</text:p>
          </table:table-cell>
          <table:table-cell office:value-type="float" office:value="2892" calcext:value-type="float">
            <text:p>2892</text:p>
          </table:table-cell>
          <table:table-cell office:value-type="float" office:value="57600044" calcext:value-type="float">
            <text:p>576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GI16</text:p>
          </table:table-cell>
          <table:table-cell office:value-type="float" office:value="9600044" calcext:value-type="float">
            <text:p>9,600,044</text:p>
          </table:table-cell>
          <table:table-cell office:value-type="float" office:value="300" calcext:value-type="float">
            <text:p>300</text:p>
          </table:table-cell>
          <table:table-cell table:formula="of:=VLOOKUP([.$M12]&amp;[.$J12];[.$A$1:.$H$1048576];8;0)" office:value-type="float" office:value="3089666" calcext:value-type="float">
            <text:p>3,089,666</text:p>
          </table:table-cell>
          <table:table-cell table:formula="of:=[.P12]/[.N12]" office:value-type="percentage" office:value="0.321838733239139" calcext:value-type="percentage">
            <text:p>32.18%</text:p>
          </table:table-cell>
          <table:table-cell table:formula="of:=VLOOKUP([.$M12]&amp;[.$J12];[.$A$1:.$H$1048576];6;0)" office:value-type="float" office:value="0.08" calcext:value-type="float">
            <text:p>0.08</text:p>
          </table:table-cell>
          <table:table-cell table:formula="of:=[.$O12]/[.R12]" office:value-type="float" office:value="3750" calcext:value-type="float">
            <text:p>3750.0</text:p>
          </table:table-cell>
          <table:table-cell table:formula="of:=VLOOKUP([.$M12]&amp;[.$J12];[.$A$1:.$H$1048576];7;0)/1024" office:value-type="float" office:value="3.1171875" calcext:value-type="float">
            <text:p>3.12</text:p>
          </table:table-cell>
          <table:table-cell table:formula="of:=VLOOKUP([.$M12]&amp;[.$K12];[.$A$1:.$H$1048576];6;0)" office:value-type="float" office:value="0.07" calcext:value-type="float">
            <text:p>0.07</text:p>
          </table:table-cell>
          <table:table-cell table:formula="of:=[.$O12]/[.U12]" office:value-type="float" office:value="4285.71428571429" calcext:value-type="float">
            <text:p>4285.7</text:p>
          </table:table-cell>
          <table:table-cell table:formula="of:=VLOOKUP([.$M12]&amp;[.$K12];[.$A$1:.$H$1048576];7;0)/1024" office:value-type="float" office:value="2.8203125" calcext:value-type="float">
            <text:p>2.82</text:p>
          </table:table-cell>
        </table:table-row>
        <table:table-row table:style-name="ro1">
          <table:table-cell table:formula="of:=[.B13]&amp;&quot;::&quot;&amp;[.C13]" office:value-type="string" office:string-value="PI240.flac::flac_to_wav" calcext:value-type="string">
            <text:p>PI240.flac::flac_to_wav</text:p>
          </table:table-cell>
          <table:table-cell office:value-type="string" calcext:value-type="string">
            <text:p>PI240.flac</text:p>
          </table:table-cell>
          <table:table-cell office:value-type="string" calcext:value-type="string">
            <text:p>flac_to_wav</text:p>
          </table:table-cell>
          <table:table-cell office:value-type="float" office:value="20262097" calcext:value-type="float">
            <text:p>20262097</text:p>
          </table:table-cell>
          <table:table-cell office:value-type="string" calcext:value-type="string">
            <text:p>--compression-level-0</text:p>
          </table:table-cell>
          <table:table-cell office:value-type="float" office:value="1.02" calcext:value-type="float">
            <text:p>1.02</text:p>
          </table:table-cell>
          <table:table-cell office:value-type="float" office:value="2976" calcext:value-type="float">
            <text:p>2976</text:p>
          </table:table-cell>
          <table:table-cell office:value-type="float" office:value="144000044" calcext:value-type="float">
            <text:p>144000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GI60</text:p>
          </table:table-cell>
          <table:table-cell office:value-type="float" office:value="36000044" calcext:value-type="float">
            <text:p>36,000,044</text:p>
          </table:table-cell>
          <table:table-cell office:value-type="float" office:value="300" calcext:value-type="float">
            <text:p>300</text:p>
          </table:table-cell>
          <table:table-cell table:formula="of:=VLOOKUP([.$M13]&amp;[.$J13];[.$A$1:.$H$1048576];8;0)" office:value-type="float" office:value="11976846" calcext:value-type="float">
            <text:p>11,976,846</text:p>
          </table:table-cell>
          <table:table-cell table:formula="of:=[.P13]/[.N13]" office:value-type="percentage" office:value="0.332689760045849" calcext:value-type="percentage">
            <text:p>33.27%</text:p>
          </table:table-cell>
          <table:table-cell table:formula="of:=VLOOKUP([.$M13]&amp;[.$J13];[.$A$1:.$H$1048576];6;0)" office:value-type="float" office:value="0.28" calcext:value-type="float">
            <text:p>0.28</text:p>
          </table:table-cell>
          <table:table-cell table:formula="of:=[.$O13]/[.R13]" office:value-type="float" office:value="1071.42857142857" calcext:value-type="float">
            <text:p>1071.4</text:p>
          </table:table-cell>
          <table:table-cell table:formula="of:=VLOOKUP([.$M13]&amp;[.$J13];[.$A$1:.$H$1048576];7;0)/1024" office:value-type="float" office:value="3.12109375" calcext:value-type="float">
            <text:p>3.12</text:p>
          </table:table-cell>
          <table:table-cell table:formula="of:=VLOOKUP([.$M13]&amp;[.$K13];[.$A$1:.$H$1048576];6;0)" office:value-type="float" office:value="0.26" calcext:value-type="float">
            <text:p>0.26</text:p>
          </table:table-cell>
          <table:table-cell table:formula="of:=[.$O13]/[.U13]" office:value-type="float" office:value="1153.84615384615" calcext:value-type="float">
            <text:p>1153.8</text:p>
          </table:table-cell>
          <table:table-cell table:formula="of:=VLOOKUP([.$M13]&amp;[.$K13];[.$A$1:.$H$1048576];7;0)/1024" office:value-type="float" office:value="2.80078125" calcext:value-type="float">
            <text:p>2.80</text:p>
          </table:table-cell>
        </table:table-row>
        <table:table-row table:style-name="ro1">
          <table:table-cell table:formula="of:=[.B14]&amp;&quot;::&quot;&amp;[.C14]" office:value-type="string" office:string-value="pts-trondheim-3.flac::flac_to_wav" calcext:value-type="string">
            <text:p>pts-trondheim-3.flac::flac_to_wav</text:p>
          </table:table-cell>
          <table:table-cell office:value-type="string" calcext:value-type="string">
            <text:p>pts-trondheim-3.flac</text:p>
          </table:table-cell>
          <table:table-cell office:value-type="string" calcext:value-type="string">
            <text:p>flac_to_wav</text:p>
          </table:table-cell>
          <table:table-cell office:value-type="float" office:value="29871175" calcext:value-type="float">
            <text:p>29871175</text:p>
          </table:table-cell>
          <table:table-cell office:value-type="string" calcext:value-type="string">
            <text:p>--compression-level-0</text:p>
          </table:table-cell>
          <table:table-cell office:value-type="float" office:value="0.32" calcext:value-type="float">
            <text:p>0.32</text:p>
          </table:table-cell>
          <table:table-cell office:value-type="float" office:value="2888" calcext:value-type="float">
            <text:p>2888</text:p>
          </table:table-cell>
          <table:table-cell office:value-type="float" office:value="40952044" calcext:value-type="float">
            <text:p>409520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GR48</text:p>
          </table:table-cell>
          <table:table-cell office:value-type="float" office:value="28800044" calcext:value-type="float">
            <text:p>28,800,044</text:p>
          </table:table-cell>
          <table:table-cell office:value-type="float" office:value="300" calcext:value-type="float">
            <text:p>300</text:p>
          </table:table-cell>
          <table:table-cell table:formula="of:=VLOOKUP([.$M14]&amp;[.$J14];[.$A$1:.$H$1048576];8;0)" office:value-type="float" office:value="7734426" calcext:value-type="float">
            <text:p>7,734,426</text:p>
          </table:table-cell>
          <table:table-cell table:formula="of:=[.P14]/[.N14]" office:value-type="percentage" office:value="0.268556048039371" calcext:value-type="percentage">
            <text:p>26.86%</text:p>
          </table:table-cell>
          <table:table-cell table:formula="of:=VLOOKUP([.$M14]&amp;[.$J14];[.$A$1:.$H$1048576];6;0)" office:value-type="float" office:value="0.22" calcext:value-type="float">
            <text:p>0.22</text:p>
          </table:table-cell>
          <table:table-cell table:formula="of:=[.$O14]/[.R14]" office:value-type="float" office:value="1363.63636363636" calcext:value-type="float">
            <text:p>1363.6</text:p>
          </table:table-cell>
          <table:table-cell table:formula="of:=VLOOKUP([.$M14]&amp;[.$J14];[.$A$1:.$H$1048576];7;0)/1024" office:value-type="float" office:value="3.2421875" calcext:value-type="float">
            <text:p>3.24</text:p>
          </table:table-cell>
          <table:table-cell table:formula="of:=VLOOKUP([.$M14]&amp;[.$K14];[.$A$1:.$H$1048576];6;0)" office:value-type="float" office:value="0.2" calcext:value-type="float">
            <text:p>0.2</text:p>
          </table:table-cell>
          <table:table-cell table:formula="of:=[.$O14]/[.U14]" office:value-type="float" office:value="1500" calcext:value-type="float">
            <text:p>1500.0</text:p>
          </table:table-cell>
          <table:table-cell table:formula="of:=VLOOKUP([.$M14]&amp;[.$K14];[.$A$1:.$H$1048576];7;0)/1024" office:value-type="float" office:value="2.79296875" calcext:value-type="float">
            <text:p>2.79</text:p>
          </table:table-cell>
        </table:table-row>
        <table:table-row table:style-name="ro1">
          <table:table-cell table:formula="of:=[.B15]&amp;&quot;::&quot;&amp;[.C15]" office:value-type="string" office:string-value="STstreamTest.bin.flac::flac_to_wav" calcext:value-type="string">
            <text:p>STstreamTest.bin.flac::flac_to_wav</text:p>
          </table:table-cell>
          <table:table-cell office:value-type="string" calcext:value-type="string">
            <text:p>STstreamTest.bin.flac</text:p>
          </table:table-cell>
          <table:table-cell office:value-type="string" calcext:value-type="string">
            <text:p>flac_to_wav</text:p>
          </table:table-cell>
          <table:table-cell office:value-type="float" office:value="151928" calcext:value-type="float">
            <text:p>151928</text:p>
          </table:table-cell>
          <table:table-cell office:value-type="string" calcext:value-type="string">
            <text:p>--compression-level-0</text:p>
          </table:table-cell>
          <table:table-cell office:value-type="float" office:value="0.01" calcext:value-type="float">
            <text:p>0.01</text:p>
          </table:table-cell>
          <table:table-cell office:value-type="float" office:value="2868" calcext:value-type="float">
            <text:p>2868</text:p>
          </table:table-cell>
          <table:table-cell office:value-type="float" office:value="970892" calcext:value-type="float">
            <text:p>970892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LI192</text:p>
          </table:table-cell>
          <table:table-cell office:value-type="float" office:value="115200042" calcext:value-type="float">
            <text:p>115,200,042</text:p>
          </table:table-cell>
          <table:table-cell office:value-type="float" office:value="300" calcext:value-type="float">
            <text:p>300</text:p>
          </table:table-cell>
          <table:table-cell table:formula="of:=VLOOKUP([.$M15]&amp;[.$J15];[.$A$1:.$H$1048576];8;0)" office:value-type="float" office:value="33617102" calcext:value-type="float">
            <text:p>33,617,102</text:p>
          </table:table-cell>
          <table:table-cell table:formula="of:=[.P15]/[.N15]" office:value-type="percentage" office:value="0.291815015136887" calcext:value-type="percentage">
            <text:p>29.18%</text:p>
          </table:table-cell>
          <table:table-cell table:formula="of:=VLOOKUP([.$M15]&amp;[.$J15];[.$A$1:.$H$1048576];6;0)" office:value-type="float" office:value="0.9" calcext:value-type="float">
            <text:p>0.9</text:p>
          </table:table-cell>
          <table:table-cell table:formula="of:=[.$O15]/[.R15]" office:value-type="float" office:value="333.333333333333" calcext:value-type="float">
            <text:p>333.3</text:p>
          </table:table-cell>
          <table:table-cell table:formula="of:=VLOOKUP([.$M15]&amp;[.$J15];[.$A$1:.$H$1048576];7;0)/1024" office:value-type="float" office:value="3.25390625" calcext:value-type="float">
            <text:p>3.25</text:p>
          </table:table-cell>
          <table:table-cell table:formula="of:=VLOOKUP([.$M15]&amp;[.$K15];[.$A$1:.$H$1048576];6;0)" office:value-type="float" office:value="0.85" calcext:value-type="float">
            <text:p>0.85</text:p>
          </table:table-cell>
          <table:table-cell table:formula="of:=[.$O15]/[.U15]" office:value-type="float" office:value="352.941176470588" calcext:value-type="float">
            <text:p>352.9</text:p>
          </table:table-cell>
          <table:table-cell table:formula="of:=VLOOKUP([.$M15]&amp;[.$K15];[.$A$1:.$H$1048576];7;0)/1024" office:value-type="float" office:value="2.7421875" calcext:value-type="float">
            <text:p>2.74</text:p>
          </table:table-cell>
        </table:table-row>
        <table:table-row table:style-name="ro1">
          <table:table-cell table:formula="of:=[.B16]&amp;&quot;::&quot;&amp;[.C16]" office:value-type="string" office:string-value="01-Mascalito-Rhythmical_Disorder.wav::wav_to_flac" calcext:value-type="string">
            <text:p>01-Mascalito-Rhythmical_Disorder.wav::wav_to_flac</text:p>
          </table:table-cell>
          <table:table-cell office:value-type="string" calcext:value-type="string">
            <text:p>01-Mascalito-Rhythmical_Disorder.wav</text:p>
          </table:table-cell>
          <table:table-cell office:value-type="string" calcext:value-type="string">
            <text:p>wav_to_flac</text:p>
          </table:table-cell>
          <table:table-cell office:value-type="float" office:value="38243566" calcext:value-type="float">
            <text:p>38243566</text:p>
          </table:table-cell>
          <table:table-cell office:value-type="string" calcext:value-type="string">
            <text:p>--compression-level-0</text:p>
          </table:table-cell>
          <table:table-cell office:value-type="float" office:value="0.36" calcext:value-type="float">
            <text:p>0.36</text:p>
          </table:table-cell>
          <table:table-cell office:value-type="float" office:value="3292" calcext:value-type="float">
            <text:p>3292</text:p>
          </table:table-cell>
          <table:table-cell office:value-type="float" office:value="26473144" calcext:value-type="float">
            <text:p>2647314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NO96</text:p>
          </table:table-cell>
          <table:table-cell office:value-type="float" office:value="57600044" calcext:value-type="float">
            <text:p>57,600,044</text:p>
          </table:table-cell>
          <table:table-cell office:value-type="float" office:value="300" calcext:value-type="float">
            <text:p>300</text:p>
          </table:table-cell>
          <table:table-cell table:formula="of:=VLOOKUP([.$M16]&amp;[.$J16];[.$A$1:.$H$1048576];8;0)" office:value-type="float" office:value="13797724" calcext:value-type="float">
            <text:p>13,797,724</text:p>
          </table:table-cell>
          <table:table-cell table:formula="of:=[.P16]/[.N16]" office:value-type="percentage" office:value="0.239543636459722" calcext:value-type="percentage">
            <text:p>23.95%</text:p>
          </table:table-cell>
          <table:table-cell table:formula="of:=VLOOKUP([.$M16]&amp;[.$J16];[.$A$1:.$H$1048576];6;0)" office:value-type="float" office:value="0.45" calcext:value-type="float">
            <text:p>0.45</text:p>
          </table:table-cell>
          <table:table-cell table:formula="of:=[.$O16]/[.R16]" office:value-type="float" office:value="666.666666666667" calcext:value-type="float">
            <text:p>666.7</text:p>
          </table:table-cell>
          <table:table-cell table:formula="of:=VLOOKUP([.$M16]&amp;[.$J16];[.$A$1:.$H$1048576];7;0)/1024" office:value-type="float" office:value="3.26953125" calcext:value-type="float">
            <text:p>3.27</text:p>
          </table:table-cell>
          <table:table-cell table:formula="of:=VLOOKUP([.$M16]&amp;[.$K16];[.$A$1:.$H$1048576];6;0)" office:value-type="float" office:value="0.4" calcext:value-type="float">
            <text:p>0.4</text:p>
          </table:table-cell>
          <table:table-cell table:formula="of:=[.$O16]/[.U16]" office:value-type="float" office:value="750" calcext:value-type="float">
            <text:p>750.0</text:p>
          </table:table-cell>
          <table:table-cell table:formula="of:=VLOOKUP([.$M16]&amp;[.$K16];[.$A$1:.$H$1048576];7;0)/1024" office:value-type="float" office:value="2.82421875" calcext:value-type="float">
            <text:p>2.82</text:p>
          </table:table-cell>
        </table:table-row>
        <table:table-row table:style-name="ro1">
          <table:table-cell table:formula="of:=[.B17]&amp;&quot;::&quot;&amp;[.C17]" office:value-type="string" office:string-value="01-Saluberrimae-Trapped_Inside.wav::wav_to_flac" calcext:value-type="string">
            <text:p>01-Saluberrimae-Trapped_Inside.wav::wav_to_flac</text:p>
          </table:table-cell>
          <table:table-cell office:value-type="string" calcext:value-type="string">
            <text:p>01-Saluberrimae-Trapped_Inside.wav</text:p>
          </table:table-cell>
          <table:table-cell office:value-type="string" calcext:value-type="string">
            <text:p>wav_to_flac</text:p>
          </table:table-cell>
          <table:table-cell office:value-type="float" office:value="28929646" calcext:value-type="float">
            <text:p>28929646</text:p>
          </table:table-cell>
          <table:table-cell office:value-type="string" calcext:value-type="string">
            <text:p>--compression-level-0</text:p>
          </table:table-cell>
          <table:table-cell office:value-type="float" office:value="0.26" calcext:value-type="float">
            <text:p>0.26</text:p>
          </table:table-cell>
          <table:table-cell office:value-type="float" office:value="3196" calcext:value-type="float">
            <text:p>3196</text:p>
          </table:table-cell>
          <table:table-cell office:value-type="float" office:value="20352274" calcext:value-type="float">
            <text:p>20352274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PI240</text:p>
          </table:table-cell>
          <table:table-cell office:value-type="float" office:value="144000044" calcext:value-type="float">
            <text:p>144,000,044</text:p>
          </table:table-cell>
          <table:table-cell office:value-type="float" office:value="300" calcext:value-type="float">
            <text:p>300</text:p>
          </table:table-cell>
          <table:table-cell table:formula="of:=VLOOKUP([.$M17]&amp;[.$J17];[.$A$1:.$H$1048576];8;0)" office:value-type="float" office:value="20262097" calcext:value-type="float">
            <text:p>20,262,097</text:p>
          </table:table-cell>
          <table:table-cell table:formula="of:=[.P17]/[.N17]" office:value-type="percentage" office:value="0.140708963950039" calcext:value-type="percentage">
            <text:p>14.07%</text:p>
          </table:table-cell>
          <table:table-cell table:formula="of:=VLOOKUP([.$M17]&amp;[.$J17];[.$A$1:.$H$1048576];6;0)" office:value-type="float" office:value="1.03" calcext:value-type="float">
            <text:p>1.03</text:p>
          </table:table-cell>
          <table:table-cell table:formula="of:=[.$O17]/[.R17]" office:value-type="float" office:value="291.26213592233" calcext:value-type="float">
            <text:p>291.3</text:p>
          </table:table-cell>
          <table:table-cell table:formula="of:=VLOOKUP([.$M17]&amp;[.$J17];[.$A$1:.$H$1048576];7;0)/1024" office:value-type="float" office:value="3.09765625" calcext:value-type="float">
            <text:p>3.10</text:p>
          </table:table-cell>
          <table:table-cell table:formula="of:=VLOOKUP([.$M17]&amp;[.$K17];[.$A$1:.$H$1048576];6;0)" office:value-type="float" office:value="1.02" calcext:value-type="float">
            <text:p>1.02</text:p>
          </table:table-cell>
          <table:table-cell table:formula="of:=[.$O17]/[.U17]" office:value-type="float" office:value="294.117647058824" calcext:value-type="float">
            <text:p>294.1</text:p>
          </table:table-cell>
          <table:table-cell table:formula="of:=VLOOKUP([.$M17]&amp;[.$K17];[.$A$1:.$H$1048576];7;0)/1024" office:value-type="float" office:value="2.90625" calcext:value-type="float">
            <text:p>2.91</text:p>
          </table:table-cell>
        </table:table-row>
        <table:table-row table:style-name="ro1">
          <table:table-cell table:formula="of:=[.B18]&amp;&quot;::&quot;&amp;[.C18]" office:value-type="string" office:string-value="03-Mascalito-Filthy_Summer.wav::wav_to_flac" calcext:value-type="string">
            <text:p>03-Mascalito-Filthy_Summer.wav::wav_to_flac</text:p>
          </table:table-cell>
          <table:table-cell office:value-type="string" calcext:value-type="string">
            <text:p>03-Mascalito-Filthy_Summer.wav</text:p>
          </table:table-cell>
          <table:table-cell office:value-type="string" calcext:value-type="string">
            <text:p>wav_to_flac</text:p>
          </table:table-cell>
          <table:table-cell office:value-type="float" office:value="41855474" calcext:value-type="float">
            <text:p>41855474</text:p>
          </table:table-cell>
          <table:table-cell office:value-type="string" calcext:value-type="string">
            <text:p>--compression-level-0</text:p>
          </table:table-cell>
          <table:table-cell office:value-type="float" office:value="0.38" calcext:value-type="float">
            <text:p>0.38</text:p>
          </table:table-cell>
          <table:table-cell office:value-type="float" office:value="3324" calcext:value-type="float">
            <text:p>3324</text:p>
          </table:table-cell>
          <table:table-cell office:value-type="float" office:value="26721223" calcext:value-type="float">
            <text:p>26721223</text:p>
          </table:table-cell>
          <table:table-cell/>
          <table:table-cell office:value-type="string" calcext:value-type="string">
            <text:p>.wav::wav_to_flac</text:p>
          </table:table-cell>
          <table:table-cell office:value-type="string" calcext:value-type="string">
            <text:p>.flac::flac_to_wav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pts-trondheim-3</text:p>
          </table:table-cell>
          <table:table-cell office:value-type="float" office:value="40952044" calcext:value-type="float">
            <text:p>40,952,044</text:p>
          </table:table-cell>
          <table:table-cell office:value-type="float" office:value="464.31" calcext:value-type="float">
            <text:p>464.31</text:p>
          </table:table-cell>
          <table:table-cell table:formula="of:=VLOOKUP([.$M18]&amp;[.$J18];[.$A$1:.$H$1048576];8;0)" office:value-type="float" office:value="29871175" calcext:value-type="float">
            <text:p>29,871,175</text:p>
          </table:table-cell>
          <table:table-cell table:formula="of:=[.P18]/[.N18]" office:value-type="percentage" office:value="0.729418414377558" calcext:value-type="percentage">
            <text:p>72.94%</text:p>
          </table:table-cell>
          <table:table-cell table:formula="of:=VLOOKUP([.$M18]&amp;[.$J18];[.$A$1:.$H$1048576];6;0)" office:value-type="float" office:value="0.37" calcext:value-type="float">
            <text:p>0.37</text:p>
          </table:table-cell>
          <table:table-cell table:formula="of:=[.$O18]/[.R18]" office:value-type="float" office:value="1254.89189189189" calcext:value-type="float">
            <text:p>1254.9</text:p>
          </table:table-cell>
          <table:table-cell table:formula="of:=VLOOKUP([.$M18]&amp;[.$J18];[.$A$1:.$H$1048576];7;0)/1024" office:value-type="float" office:value="3.12109375" calcext:value-type="float">
            <text:p>3.12</text:p>
          </table:table-cell>
          <table:table-cell table:formula="of:=VLOOKUP([.$M18]&amp;[.$K18];[.$A$1:.$H$1048576];6;0)" office:value-type="float" office:value="0.32" calcext:value-type="float">
            <text:p>0.32</text:p>
          </table:table-cell>
          <table:table-cell table:formula="of:=[.$O18]/[.U18]" office:value-type="float" office:value="1450.96875" calcext:value-type="float">
            <text:p>1451.0</text:p>
          </table:table-cell>
          <table:table-cell table:formula="of:=VLOOKUP([.$M18]&amp;[.$K18];[.$A$1:.$H$1048576];7;0)/1024" office:value-type="float" office:value="2.8203125" calcext:value-type="float">
            <text:p>2.82</text:p>
          </table:table-cell>
        </table:table-row>
        <table:table-row table:style-name="ro1">
          <table:table-cell table:formula="of:=[.B19]&amp;&quot;::&quot;&amp;[.C19]" office:value-type="string" office:string-value="03-Saluberrimae-Jennifer_Connelly.wav::wav_to_flac" calcext:value-type="string">
            <text:p>03-Saluberrimae-Jennifer_Connelly.wav::wav_to_flac</text:p>
          </table:table-cell>
          <table:table-cell office:value-type="string" calcext:value-type="string">
            <text:p>03-Saluberrimae-Jennifer_Connelly.wav</text:p>
          </table:table-cell>
          <table:table-cell office:value-type="string" calcext:value-type="string">
            <text:p>wav_to_flac</text:p>
          </table:table-cell>
          <table:table-cell office:value-type="float" office:value="46710766" calcext:value-type="float">
            <text:p>46710766</text:p>
          </table:table-cell>
          <table:table-cell office:value-type="string" calcext:value-type="string">
            <text:p>--compression-level-0</text:p>
          </table:table-cell>
          <table:table-cell office:value-type="float" office:value="0.42" calcext:value-type="float">
            <text:p>0.42</text:p>
          </table:table-cell>
          <table:table-cell office:value-type="float" office:value="3248" calcext:value-type="float">
            <text:p>3248</text:p>
          </table:table-cell>
          <table:table-cell office:value-type="float" office:value="30654923" calcext:value-type="float">
            <text:p>30654923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3" table:formula="of:=SUM([.N6:.N18])" office:value-type="float" office:value="698558728" calcext:value-type="float">
            <text:p>698,558,728</text:p>
          </table:table-cell>
          <table:table-cell table:style-name="ce1" table:formula="of:=SUM([.O6:.O18])" office:value-type="float" office:value="4768.46" calcext:value-type="float">
            <text:p>4768.46</text:p>
          </table:table-cell>
          <table:table-cell table:style-name="ce3" table:formula="of:=SUM([.P6:.P18])" office:value-type="float" office:value="264580532" calcext:value-type="float">
            <text:p>264,580,532</text:p>
          </table:table-cell>
          <table:table-cell table:style-name="ce6" table:formula="of:=[.P19]/[.N19]" office:value-type="percentage" office:value="0.378752023838431" calcext:value-type="percentage">
            <text:p>37.88%</text:p>
          </table:table-cell>
          <table:table-cell table:style-name="ce1" table:formula="of:=SUM([.R6:.R18])" office:value-type="float" office:value="5.65" calcext:value-type="float">
            <text:p>5.65</text:p>
          </table:table-cell>
          <table:table-cell table:style-name="ce9" table:formula="of:=[.$O19]/[.R19]" office:value-type="float" office:value="843.975221238938" calcext:value-type="float">
            <text:p>844.0</text:p>
          </table:table-cell>
          <table:table-cell table:style-name="ce11" table:formula="of:=AVERAGE([.T6:.T18])" office:value-type="float" office:value="3.17758413461538" calcext:value-type="float">
            <text:p>3.18</text:p>
          </table:table-cell>
          <table:table-cell table:style-name="ce1" table:formula="of:=SUM([.U6:.U18])" office:value-type="float" office:value="5.13" calcext:value-type="float">
            <text:p>5.13</text:p>
          </table:table-cell>
          <table:table-cell table:style-name="ce9" table:formula="of:=[.$O19]/[.U19]" office:value-type="float" office:value="929.524366471735" calcext:value-type="float">
            <text:p>929.5</text:p>
          </table:table-cell>
          <table:table-cell table:style-name="ce11" table:formula="of:=AVERAGE([.W6:.W18])" office:value-type="float" office:value="2.84645432692308" calcext:value-type="float">
            <text:p>2.85</text:p>
          </table:table-cell>
        </table:table-row>
        <table:table-row table:style-name="ro1">
          <table:table-cell table:formula="of:=[.B20]&amp;&quot;::&quot;&amp;[.C20]" office:value-type="string" office:string-value="04-Saluberrimae-Time_Is_A_Flat_Circle.wav::wav_to_flac" calcext:value-type="string">
            <text:p>04-Saluberrimae-Time_Is_A_Flat_Circle.wav::wav_to_flac</text:p>
          </table:table-cell>
          <table:table-cell office:value-type="string" calcext:value-type="string">
            <text:p>04-Saluberrimae-Time_Is_A_Flat_Circle.wav</text:p>
          </table:table-cell>
          <table:table-cell office:value-type="string" calcext:value-type="string">
            <text:p>wav_to_flac</text:p>
          </table:table-cell>
          <table:table-cell office:value-type="float" office:value="38666926" calcext:value-type="float">
            <text:p>38666926</text:p>
          </table:table-cell>
          <table:table-cell office:value-type="string" calcext:value-type="string">
            <text:p>--compression-level-0</text:p>
          </table:table-cell>
          <table:table-cell office:value-type="float" office:value="0.34" calcext:value-type="float">
            <text:p>0.34</text:p>
          </table:table-cell>
          <table:table-cell office:value-type="float" office:value="3228" calcext:value-type="float">
            <text:p>3228</text:p>
          </table:table-cell>
          <table:table-cell office:value-type="float" office:value="21616631" calcext:value-type="float">
            <text:p>21616631</text:p>
          </table:table-cell>
          <table:table-cell/>
          <table:table-cell office:value-type="string" calcext:value-type="string">
            <text:p>rustc 1.47.0-nightly (de521cbb3 2020-08-21)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formula="of:=[.B21]&amp;&quot;::&quot;&amp;[.C21]" office:value-type="string" office:string-value="EH120.wav::wav_to_flac" calcext:value-type="string">
            <text:p>EH120.wav::wav_to_flac</text:p>
          </table:table-cell>
          <table:table-cell office:value-type="string" calcext:value-type="string">
            <text:p>EH120.wav</text:p>
          </table:table-cell>
          <table:table-cell office:value-type="string" calcext:value-type="string">
            <text:p>wav_to_flac</text:p>
          </table:table-cell>
          <table:table-cell office:value-type="float" office:value="72000044" calcext:value-type="float">
            <text:p>72000044</text:p>
          </table:table-cell>
          <table:table-cell office:value-type="string" calcext:value-type="string">
            <text:p>--compression-level-0</text:p>
          </table:table-cell>
          <table:table-cell office:value-type="float" office:value="0.56" calcext:value-type="float">
            <text:p>0.56</text:p>
          </table:table-cell>
          <table:table-cell office:value-type="float" office:value="3256" calcext:value-type="float">
            <text:p>3256</text:p>
          </table:table-cell>
          <table:table-cell office:value-type="float" office:value="18413301" calcext:value-type="float">
            <text:p>18413301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1-Mascalito-Rhythmical_Disorder</text:p>
          </table:table-cell>
          <table:table-cell office:value-type="float" office:value="38243566" calcext:value-type="float">
            <text:p>38,243,566</text:p>
          </table:table-cell>
          <table:table-cell office:value-type="float" office:value="433.6" calcext:value-type="float">
            <text:p>433.6</text:p>
          </table:table-cell>
          <table:table-cell office:value-type="float" office:value="28773934" calcext:value-type="float">
            <text:p>28,773,934</text:p>
          </table:table-cell>
          <table:table-cell office:value-type="percentage" office:value="0.752386270673608" calcext:value-type="percentage">
            <text:p>75.24%</text:p>
          </table:table-cell>
          <table:table-cell office:value-type="float" office:value="0.49" calcext:value-type="float">
            <text:p>0.49</text:p>
          </table:table-cell>
          <table:table-cell office:value-type="float" office:value="884.897959183673" calcext:value-type="float">
            <text:p>884.9</text:p>
          </table:table-cell>
          <table:table-cell office:value-type="float" office:value="66.359375" calcext:value-type="float">
            <text:p>66.36</text:p>
          </table:table-cell>
          <table:table-cell office:value-type="float" office:value="0.64" calcext:value-type="float">
            <text:p>0.64</text:p>
          </table:table-cell>
          <table:table-cell office:value-type="float" office:value="677.5" calcext:value-type="float">
            <text:p>677.5</text:p>
          </table:table-cell>
          <table:table-cell office:value-type="float" office:value="66.5546875" calcext:value-type="float">
            <text:p>66.55</text:p>
          </table:table-cell>
        </table:table-row>
        <table:table-row table:style-name="ro2">
          <table:table-cell table:formula="of:=[.B22]&amp;&quot;::&quot;&amp;[.C22]" office:value-type="string" office:string-value="GI16.wav::wav_to_flac" calcext:value-type="string">
            <text:p>GI16.wav::wav_to_flac</text:p>
          </table:table-cell>
          <table:table-cell office:value-type="string" calcext:value-type="string">
            <text:p>GI16.wav</text:p>
          </table:table-cell>
          <table:table-cell office:value-type="string" calcext:value-type="string">
            <text:p>wav_to_flac</text:p>
          </table:table-cell>
          <table:table-cell office:value-type="float" office:value="9600044" calcext:value-type="float">
            <text:p>9600044</text:p>
          </table:table-cell>
          <table:table-cell office:value-type="string" calcext:value-type="string">
            <text:p>--compression-level-0</text:p>
          </table:table-cell>
          <table:table-cell office:value-type="float" office:value="0.08" calcext:value-type="float">
            <text:p>0.08</text:p>
          </table:table-cell>
          <table:table-cell office:value-type="float" office:value="3192" calcext:value-type="float">
            <text:p>3192</text:p>
          </table:table-cell>
          <table:table-cell office:value-type="float" office:value="3089666" calcext:value-type="float">
            <text:p>308966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1-Saluberrimae-Trapped_Inside</text:p>
          </table:table-cell>
          <table:table-cell office:value-type="float" office:value="28929646" calcext:value-type="float">
            <text:p>28,929,646</text:p>
          </table:table-cell>
          <table:table-cell office:value-type="float" office:value="328" calcext:value-type="float">
            <text:p>328</text:p>
          </table:table-cell>
          <table:table-cell office:value-type="float" office:value="22344256" calcext:value-type="float">
            <text:p>22,344,256</text:p>
          </table:table-cell>
          <table:table-cell office:value-type="percentage" office:value="0.772365344532733" calcext:value-type="percentage">
            <text:p>77.24%</text:p>
          </table:table-cell>
          <table:table-cell office:value-type="float" office:value="0.4" calcext:value-type="float">
            <text:p>0.4</text:p>
          </table:table-cell>
          <table:table-cell office:value-type="float" office:value="820" calcext:value-type="float">
            <text:p>820.0</text:p>
          </table:table-cell>
          <table:table-cell office:value-type="float" office:value="51.58984375" calcext:value-type="float">
            <text:p>51.59</text:p>
          </table:table-cell>
          <table:table-cell office:value-type="float" office:value="0.48" calcext:value-type="float">
            <text:p>0.48</text:p>
          </table:table-cell>
          <table:table-cell office:value-type="float" office:value="683.333333333333" calcext:value-type="float">
            <text:p>683.3</text:p>
          </table:table-cell>
          <table:table-cell office:value-type="float" office:value="51.55859375" calcext:value-type="float">
            <text:p>51.56</text:p>
          </table:table-cell>
        </table:table-row>
        <table:table-row table:style-name="ro2">
          <table:table-cell table:formula="of:=[.B23]&amp;&quot;::&quot;&amp;[.C23]" office:value-type="string" office:string-value="GI60.wav::wav_to_flac" calcext:value-type="string">
            <text:p>GI60.wav::wav_to_flac</text:p>
          </table:table-cell>
          <table:table-cell office:value-type="string" calcext:value-type="string">
            <text:p>GI60.wav</text:p>
          </table:table-cell>
          <table:table-cell office:value-type="string" calcext:value-type="string">
            <text:p>wav_to_flac</text:p>
          </table:table-cell>
          <table:table-cell office:value-type="float" office:value="36000044" calcext:value-type="float">
            <text:p>36000044</text:p>
          </table:table-cell>
          <table:table-cell office:value-type="string" calcext:value-type="string">
            <text:p>--compression-level-0</text:p>
          </table:table-cell>
          <table:table-cell office:value-type="float" office:value="0.28" calcext:value-type="float">
            <text:p>0.28</text:p>
          </table:table-cell>
          <table:table-cell office:value-type="float" office:value="3196" calcext:value-type="float">
            <text:p>3196</text:p>
          </table:table-cell>
          <table:table-cell office:value-type="float" office:value="11976846" calcext:value-type="float">
            <text:p>1197684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3-Mascalito-Filthy_Summer</text:p>
          </table:table-cell>
          <table:table-cell office:value-type="float" office:value="41855474" calcext:value-type="float">
            <text:p>41,855,474</text:p>
          </table:table-cell>
          <table:table-cell office:value-type="float" office:value="474.55" calcext:value-type="float">
            <text:p>474.55</text:p>
          </table:table-cell>
          <table:table-cell office:value-type="float" office:value="30012254" calcext:value-type="float">
            <text:p>30,012,254</text:p>
          </table:table-cell>
          <table:table-cell office:value-type="percentage" office:value="0.71704489596749" calcext:value-type="percentage">
            <text:p>71.70%</text:p>
          </table:table-cell>
          <table:table-cell office:value-type="float" office:value="0.52" calcext:value-type="float">
            <text:p>0.52</text:p>
          </table:table-cell>
          <table:table-cell office:value-type="float" office:value="912.596153846154" calcext:value-type="float">
            <text:p>912.6</text:p>
          </table:table-cell>
          <table:table-cell office:value-type="float" office:value="71.140625" calcext:value-type="float">
            <text:p>71.14</text:p>
          </table:table-cell>
          <table:table-cell office:value-type="float" office:value="0.69" calcext:value-type="float">
            <text:p>0.69</text:p>
          </table:table-cell>
          <table:table-cell office:value-type="float" office:value="687.753623188406" calcext:value-type="float">
            <text:p>687.8</text:p>
          </table:table-cell>
          <table:table-cell office:value-type="float" office:value="71.17578125" calcext:value-type="float">
            <text:p>71.18</text:p>
          </table:table-cell>
        </table:table-row>
        <table:table-row table:style-name="ro2">
          <table:table-cell table:formula="of:=[.B24]&amp;&quot;::&quot;&amp;[.C24]" office:value-type="string" office:string-value="GR48.wav::wav_to_flac" calcext:value-type="string">
            <text:p>GR48.wav::wav_to_flac</text:p>
          </table:table-cell>
          <table:table-cell office:value-type="string" calcext:value-type="string">
            <text:p>GR48.wav</text:p>
          </table:table-cell>
          <table:table-cell office:value-type="string" calcext:value-type="string">
            <text:p>wav_to_flac</text:p>
          </table:table-cell>
          <table:table-cell office:value-type="float" office:value="28800044" calcext:value-type="float">
            <text:p>28800044</text:p>
          </table:table-cell>
          <table:table-cell office:value-type="string" calcext:value-type="string">
            <text:p>--compression-level-0</text:p>
          </table:table-cell>
          <table:table-cell office:value-type="float" office:value="0.22" calcext:value-type="float">
            <text:p>0.22</text:p>
          </table:table-cell>
          <table:table-cell office:value-type="float" office:value="3320" calcext:value-type="float">
            <text:p>3320</text:p>
          </table:table-cell>
          <table:table-cell office:value-type="float" office:value="7734426" calcext:value-type="float">
            <text:p>773442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3-Saluberrimae-Jennifer_Connelly</text:p>
          </table:table-cell>
          <table:table-cell office:value-type="float" office:value="46710766" calcext:value-type="float">
            <text:p>46,710,766</text:p>
          </table:table-cell>
          <table:table-cell office:value-type="float" office:value="529.6" calcext:value-type="float">
            <text:p>529.6</text:p>
          </table:table-cell>
          <table:table-cell office:value-type="float" office:value="34294846" calcext:value-type="float">
            <text:p>34,294,846</text:p>
          </table:table-cell>
          <table:table-cell office:value-type="percentage" office:value="0.734195752645118" calcext:value-type="percentage">
            <text:p>73.42%</text:p>
          </table:table-cell>
          <table:table-cell office:value-type="float" office:value="0.58" calcext:value-type="float">
            <text:p>0.58</text:p>
          </table:table-cell>
          <table:table-cell office:value-type="float" office:value="913.103448275862" calcext:value-type="float">
            <text:p>913.1</text:p>
          </table:table-cell>
          <table:table-cell office:value-type="float" office:value="79.78515625" calcext:value-type="float">
            <text:p>79.79</text:p>
          </table:table-cell>
          <table:table-cell office:value-type="float" office:value="0.77" calcext:value-type="float">
            <text:p>0.77</text:p>
          </table:table-cell>
          <table:table-cell office:value-type="float" office:value="687.792207792208" calcext:value-type="float">
            <text:p>687.8</text:p>
          </table:table-cell>
          <table:table-cell office:value-type="float" office:value="79.78125" calcext:value-type="float">
            <text:p>79.78</text:p>
          </table:table-cell>
        </table:table-row>
        <table:table-row table:style-name="ro2">
          <table:table-cell table:formula="of:=[.B25]&amp;&quot;::&quot;&amp;[.C25]" office:value-type="string" office:string-value="LI192.wav::wav_to_flac" calcext:value-type="string">
            <text:p>LI192.wav::wav_to_flac</text:p>
          </table:table-cell>
          <table:table-cell office:value-type="string" calcext:value-type="string">
            <text:p>LI192.wav</text:p>
          </table:table-cell>
          <table:table-cell office:value-type="string" calcext:value-type="string">
            <text:p>wav_to_flac</text:p>
          </table:table-cell>
          <table:table-cell office:value-type="float" office:value="115200042" calcext:value-type="float">
            <text:p>115200042</text:p>
          </table:table-cell>
          <table:table-cell office:value-type="string" calcext:value-type="string">
            <text:p>--compression-level-0</text:p>
          </table:table-cell>
          <table:table-cell office:value-type="float" office:value="0.9" calcext:value-type="float">
            <text:p>0.9</text:p>
          </table:table-cell>
          <table:table-cell office:value-type="float" office:value="3332" calcext:value-type="float">
            <text:p>3332</text:p>
          </table:table-cell>
          <table:table-cell office:value-type="float" office:value="33617102" calcext:value-type="float">
            <text:p>33617102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4-Saluberrimae-Time_Is_A_Flat_Circle</text:p>
          </table:table-cell>
          <table:table-cell office:value-type="float" office:value="38666926" calcext:value-type="float">
            <text:p>38,666,926</text:p>
          </table:table-cell>
          <table:table-cell office:value-type="float" office:value="438.4" calcext:value-type="float">
            <text:p>438.4</text:p>
          </table:table-cell>
          <table:table-cell office:value-type="float" office:value="28064162" calcext:value-type="float">
            <text:p>28,064,162</text:p>
          </table:table-cell>
          <table:table-cell office:value-type="percentage" office:value="0.725792425288734" calcext:value-type="percentage">
            <text:p>72.58%</text:p>
          </table:table-cell>
          <table:table-cell office:value-type="float" office:value="0.49" calcext:value-type="float">
            <text:p>0.49</text:p>
          </table:table-cell>
          <table:table-cell office:value-type="float" office:value="894.69387755102" calcext:value-type="float">
            <text:p>894.7</text:p>
          </table:table-cell>
          <table:table-cell office:value-type="float" office:value="66.16796875" calcext:value-type="float">
            <text:p>66.17</text:p>
          </table:table-cell>
          <table:table-cell office:value-type="float" office:value="0.63" calcext:value-type="float">
            <text:p>0.63</text:p>
          </table:table-cell>
          <table:table-cell office:value-type="float" office:value="695.873015873016" calcext:value-type="float">
            <text:p>695.9</text:p>
          </table:table-cell>
          <table:table-cell office:value-type="float" office:value="66.16015625" calcext:value-type="float">
            <text:p>66.16</text:p>
          </table:table-cell>
        </table:table-row>
        <table:table-row table:style-name="ro2">
          <table:table-cell table:formula="of:=[.B26]&amp;&quot;::&quot;&amp;[.C26]" office:value-type="string" office:string-value="NO96.wav::wav_to_flac" calcext:value-type="string">
            <text:p>NO96.wav::wav_to_flac</text:p>
          </table:table-cell>
          <table:table-cell office:value-type="string" calcext:value-type="string">
            <text:p>NO96.wav</text:p>
          </table:table-cell>
          <table:table-cell office:value-type="string" calcext:value-type="string">
            <text:p>wav_to_flac</text:p>
          </table:table-cell>
          <table:table-cell office:value-type="float" office:value="57600044" calcext:value-type="float">
            <text:p>57600044</text:p>
          </table:table-cell>
          <table:table-cell office:value-type="string" calcext:value-type="string">
            <text:p>--compression-level-0</text:p>
          </table:table-cell>
          <table:table-cell office:value-type="float" office:value="0.45" calcext:value-type="float">
            <text:p>0.45</text:p>
          </table:table-cell>
          <table:table-cell office:value-type="float" office:value="3348" calcext:value-type="float">
            <text:p>3348</text:p>
          </table:table-cell>
          <table:table-cell office:value-type="float" office:value="13797724" calcext:value-type="float">
            <text:p>1379772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EH120</text:p>
          </table:table-cell>
          <table:table-cell office:value-type="float" office:value="72000044" calcext:value-type="float">
            <text:p>72,000,044</text:p>
          </table:table-cell>
          <table:table-cell office:value-type="float" office:value="300" calcext:value-type="float">
            <text:p>300</text:p>
          </table:table-cell>
          <table:table-cell office:value-type="float" office:value="19613060" calcext:value-type="float">
            <text:p>19,613,060</text:p>
          </table:table-cell>
          <table:table-cell office:value-type="percentage" office:value="0.272403444642339" calcext:value-type="percentage">
            <text:p>27.24%</text:p>
          </table:table-cell>
          <table:table-cell office:value-type="float" office:value="0.91" calcext:value-type="float">
            <text:p>0.91</text:p>
          </table:table-cell>
          <table:table-cell office:value-type="float" office:value="329.67032967033" calcext:value-type="float">
            <text:p>329.7</text:p>
          </table:table-cell>
          <table:table-cell office:value-type="float" office:value="89.80078125" calcext:value-type="float">
            <text:p>89.80</text:p>
          </table:table-cell>
          <table:table-cell office:value-type="float" office:value="1.38" calcext:value-type="float">
            <text:p>1.38</text:p>
          </table:table-cell>
          <table:table-cell office:value-type="float" office:value="217.391304347826" calcext:value-type="float">
            <text:p>217.4</text:p>
          </table:table-cell>
          <table:table-cell office:value-type="float" office:value="89.80859375" calcext:value-type="float">
            <text:p>89.81</text:p>
          </table:table-cell>
        </table:table-row>
        <table:table-row table:style-name="ro2">
          <table:table-cell table:formula="of:=[.B27]&amp;&quot;::&quot;&amp;[.C27]" office:value-type="string" office:string-value="PI240.wav::wav_to_flac" calcext:value-type="string">
            <text:p>PI240.wav::wav_to_flac</text:p>
          </table:table-cell>
          <table:table-cell office:value-type="string" calcext:value-type="string">
            <text:p>PI240.wav</text:p>
          </table:table-cell>
          <table:table-cell office:value-type="string" calcext:value-type="string">
            <text:p>wav_to_flac</text:p>
          </table:table-cell>
          <table:table-cell office:value-type="float" office:value="144000044" calcext:value-type="float">
            <text:p>144000044</text:p>
          </table:table-cell>
          <table:table-cell office:value-type="string" calcext:value-type="string">
            <text:p>--compression-level-0</text:p>
          </table:table-cell>
          <table:table-cell office:value-type="float" office:value="1.03" calcext:value-type="float">
            <text:p>1.03</text:p>
          </table:table-cell>
          <table:table-cell office:value-type="float" office:value="3172" calcext:value-type="float">
            <text:p>3172</text:p>
          </table:table-cell>
          <table:table-cell office:value-type="float" office:value="20262097" calcext:value-type="float">
            <text:p>20262097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I16</text:p>
          </table:table-cell>
          <table:table-cell office:value-type="float" office:value="9600044" calcext:value-type="float">
            <text:p>9,600,044</text:p>
          </table:table-cell>
          <table:table-cell office:value-type="float" office:value="300" calcext:value-type="float">
            <text:p>300</text:p>
          </table:table-cell>
          <table:table-cell office:value-type="float" office:value="3184374" calcext:value-type="float">
            <text:p>3,184,374</text:p>
          </table:table-cell>
          <table:table-cell office:value-type="percentage" office:value="0.33170410468952" calcext:value-type="percentage">
            <text:p>33.17%</text:p>
          </table:table-cell>
          <table:table-cell office:value-type="float" office:value="0.12" calcext:value-type="float">
            <text:p>0.12</text:p>
          </table:table-cell>
          <table:table-cell office:value-type="float" office:value="2500" calcext:value-type="float">
            <text:p>2500.0</text:p>
          </table:table-cell>
          <table:table-cell office:value-type="float" office:value="14.79296875" calcext:value-type="float">
            <text:p>14.79</text:p>
          </table:table-cell>
          <table:table-cell office:value-type="float" office:value="0.17" calcext:value-type="float">
            <text:p>0.17</text:p>
          </table:table-cell>
          <table:table-cell office:value-type="float" office:value="1764.70588235294" calcext:value-type="float">
            <text:p>1764.7</text:p>
          </table:table-cell>
          <table:table-cell office:value-type="float" office:value="14.83203125" calcext:value-type="float">
            <text:p>14.83</text:p>
          </table:table-cell>
        </table:table-row>
        <table:table-row table:style-name="ro2">
          <table:table-cell table:formula="of:=[.B28]&amp;&quot;::&quot;&amp;[.C28]" office:value-type="string" office:string-value="pts-trondheim-3.wav::wav_to_flac" calcext:value-type="string">
            <text:p>pts-trondheim-3.wav::wav_to_flac</text:p>
          </table:table-cell>
          <table:table-cell office:value-type="string" calcext:value-type="string">
            <text:p>pts-trondheim-3.wav</text:p>
          </table:table-cell>
          <table:table-cell office:value-type="string" calcext:value-type="string">
            <text:p>wav_to_flac</text:p>
          </table:table-cell>
          <table:table-cell office:value-type="float" office:value="40952044" calcext:value-type="float">
            <text:p>40952044</text:p>
          </table:table-cell>
          <table:table-cell office:value-type="string" calcext:value-type="string">
            <text:p>--compression-level-0</text:p>
          </table:table-cell>
          <table:table-cell office:value-type="float" office:value="0.37" calcext:value-type="float">
            <text:p>0.37</text:p>
          </table:table-cell>
          <table:table-cell office:value-type="float" office:value="3196" calcext:value-type="float">
            <text:p>3196</text:p>
          </table:table-cell>
          <table:table-cell office:value-type="float" office:value="29871175" calcext:value-type="float">
            <text:p>29871175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I60</text:p>
          </table:table-cell>
          <table:table-cell office:value-type="float" office:value="36000044" calcext:value-type="float">
            <text:p>36,000,044</text:p>
          </table:table-cell>
          <table:table-cell office:value-type="float" office:value="300" calcext:value-type="float">
            <text:p>300</text:p>
          </table:table-cell>
          <table:table-cell office:value-type="float" office:value="12391742" calcext:value-type="float">
            <text:p>12,391,742</text:p>
          </table:table-cell>
          <table:table-cell office:value-type="percentage" office:value="0.34421463484878" calcext:value-type="percentage">
            <text:p>34.42%</text:p>
          </table:table-cell>
          <table:table-cell office:value-type="float" office:value="0.43" calcext:value-type="float">
            <text:p>0.43</text:p>
          </table:table-cell>
          <table:table-cell office:value-type="float" office:value="697.674418604651" calcext:value-type="float">
            <text:p>697.7</text:p>
          </table:table-cell>
          <table:table-cell office:value-type="float" office:value="48.63671875" calcext:value-type="float">
            <text:p>48.64</text:p>
          </table:table-cell>
          <table:table-cell office:value-type="float" office:value="0.63" calcext:value-type="float">
            <text:p>0.63</text:p>
          </table:table-cell>
          <table:table-cell office:value-type="float" office:value="476.190476190476" calcext:value-type="float">
            <text:p>476.2</text:p>
          </table:table-cell>
          <table:table-cell office:value-type="float" office:value="49.0078125" calcext:value-type="float">
            <text:p>49.01</text:p>
          </table:table-cell>
        </table:table-row>
        <table:table-row table:style-name="ro2">
          <table:table-cell table:formula="of:=[.B29]&amp;&quot;::&quot;&amp;[.C29]" office:value-type="string" office:string-value="STstreamTest.bin.wav::wav_to_flac" calcext:value-type="string">
            <text:p>STstreamTest.bin.wav::wav_to_flac</text:p>
          </table:table-cell>
          <table:table-cell office:value-type="string" calcext:value-type="string">
            <text:p>STstreamTest.bin.wav</text:p>
          </table:table-cell>
          <table:table-cell office:value-type="string" calcext:value-type="string">
            <text:p>wav_to_flac</text:p>
          </table:table-cell>
          <table:table-cell office:value-type="float" office:value="970892" calcext:value-type="float">
            <text:p>970892</text:p>
          </table:table-cell>
          <table:table-cell office:value-type="string" calcext:value-type="string">
            <text:p>--compression-level-0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151928" calcext:value-type="float">
            <text:p>151928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R48</text:p>
          </table:table-cell>
          <table:table-cell office:value-type="float" office:value="28800044" calcext:value-type="float">
            <text:p>28,800,044</text:p>
          </table:table-cell>
          <table:table-cell office:value-type="float" office:value="300" calcext:value-type="float">
            <text:p>300</text:p>
          </table:table-cell>
          <table:table-cell office:value-type="float" office:value="8589252" calcext:value-type="float">
            <text:p>8,589,252</text:p>
          </table:table-cell>
          <table:table-cell office:value-type="percentage" office:value="0.298237461026101" calcext:value-type="percentage">
            <text:p>29.82%</text:p>
          </table:table-cell>
          <table:table-cell office:value-type="float" office:value="0.35" calcext:value-type="float">
            <text:p>0.35</text:p>
          </table:table-cell>
          <table:table-cell office:value-type="float" office:value="857.142857142857" calcext:value-type="float">
            <text:p>857.1</text:p>
          </table:table-cell>
          <table:table-cell office:value-type="float" office:value="38.35546875" calcext:value-type="float">
            <text:p>38.36</text:p>
          </table:table-cell>
          <table:table-cell office:value-type="float" office:value="0.52" calcext:value-type="float">
            <text:p>0.52</text:p>
          </table:table-cell>
          <table:table-cell office:value-type="float" office:value="576.923076923077" calcext:value-type="float">
            <text:p>576.9</text:p>
          </table:table-cell>
          <table:table-cell office:value-type="float" office:value="38.28125" calcext:value-type="float">
            <text:p>38.28</text:p>
          </table:table-cell>
        </table:table-row>
        <table:table-row table:style-name="ro2">
          <table:table-cell table:formula="of:=[.B30]&amp;&quot;::&quot;&amp;[.C30]" office:value-type="string" office:string-value="01-Mascalito-Rhythmical_Disorder.x3a::x3a_to_wav" calcext:value-type="string">
            <text:p>01-Mascalito-Rhythmical_Disorder.x3a::x3a_to_wav</text:p>
          </table:table-cell>
          <table:table-cell office:value-type="string" calcext:value-type="string">
            <text:p>01-Mascalito-Rhythmical_Disorder.x3a</text:p>
          </table:table-cell>
          <table:table-cell office:value-type="string" calcext:value-type="string">
            <text:p>x3a_to_wav</text:p>
          </table:table-cell>
          <table:table-cell office:value-type="float" office:value="28773934" calcext:value-type="float">
            <text:p>2877393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67908" calcext:value-type="float">
            <text:p>67908</text:p>
          </table:table-cell>
          <table:table-cell office:value-type="float" office:value="38243566" calcext:value-type="float">
            <text:p>3824356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LI192</text:p>
          </table:table-cell>
          <table:table-cell office:value-type="float" office:value="115200042" calcext:value-type="float">
            <text:p>115,200,042</text:p>
          </table:table-cell>
          <table:table-cell office:value-type="float" office:value="300" calcext:value-type="float">
            <text:p>300</text:p>
          </table:table-cell>
          <table:table-cell office:value-type="float" office:value="34532616" calcext:value-type="float">
            <text:p>34,532,616</text:p>
          </table:table-cell>
          <table:table-cell office:value-type="percentage" office:value="0.299762182378371" calcext:value-type="percentage">
            <text:p>29.98%</text:p>
          </table:table-cell>
          <table:table-cell office:value-type="float" office:value="1.44" calcext:value-type="float">
            <text:p>1.44</text:p>
          </table:table-cell>
          <table:table-cell office:value-type="float" office:value="208.333333333333" calcext:value-type="float">
            <text:p>208.3</text:p>
          </table:table-cell>
          <table:table-cell office:value-type="float" office:value="145.4296875" calcext:value-type="float">
            <text:p>145.43</text:p>
          </table:table-cell>
          <table:table-cell office:value-type="float" office:value="2.16" calcext:value-type="float">
            <text:p>2.16</text:p>
          </table:table-cell>
          <table:table-cell office:value-type="float" office:value="138.888888888889" calcext:value-type="float">
            <text:p>138.9</text:p>
          </table:table-cell>
          <table:table-cell office:value-type="float" office:value="145.421875" calcext:value-type="float">
            <text:p>145.42</text:p>
          </table:table-cell>
        </table:table-row>
        <table:table-row table:style-name="ro2">
          <table:table-cell table:formula="of:=[.B31]&amp;&quot;::&quot;&amp;[.C31]" office:value-type="string" office:string-value="01-Saluberrimae-Trapped_Inside.x3a::x3a_to_wav" calcext:value-type="string">
            <text:p>01-Saluberrimae-Trapped_Inside.x3a::x3a_to_wav</text:p>
          </table:table-cell>
          <table:table-cell office:value-type="string" calcext:value-type="string">
            <text:p>01-Saluberrimae-Trapped_Inside.x3a</text:p>
          </table:table-cell>
          <table:table-cell office:value-type="string" calcext:value-type="string">
            <text:p>x3a_to_wav</text:p>
          </table:table-cell>
          <table:table-cell office:value-type="float" office:value="22344256" calcext:value-type="float">
            <text:p>22344256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52632" calcext:value-type="float">
            <text:p>52632</text:p>
          </table:table-cell>
          <table:table-cell office:value-type="float" office:value="28929646" calcext:value-type="float">
            <text:p>2892964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NO96</text:p>
          </table:table-cell>
          <table:table-cell office:value-type="float" office:value="57600044" calcext:value-type="float">
            <text:p>57,600,044</text:p>
          </table:table-cell>
          <table:table-cell office:value-type="float" office:value="300" calcext:value-type="float">
            <text:p>300</text:p>
          </table:table-cell>
          <table:table-cell office:value-type="float" office:value="14304970" calcext:value-type="float">
            <text:p>14,304,970</text:p>
          </table:table-cell>
          <table:table-cell office:value-type="percentage" office:value="0.248349983899318" calcext:value-type="percentage">
            <text:p>24.83%</text:p>
          </table:table-cell>
          <table:table-cell office:value-type="float" office:value="0.7" calcext:value-type="float">
            <text:p>0.7</text:p>
          </table:table-cell>
          <table:table-cell office:value-type="float" office:value="428.571428571429" calcext:value-type="float">
            <text:p>428.6</text:p>
          </table:table-cell>
          <table:table-cell office:value-type="float" office:value="70.8671875" calcext:value-type="float">
            <text:p>70.87</text:p>
          </table:table-cell>
          <table:table-cell office:value-type="float" office:value="1.07" calcext:value-type="float">
            <text:p>1.07</text:p>
          </table:table-cell>
          <table:table-cell office:value-type="float" office:value="280.373831775701" calcext:value-type="float">
            <text:p>280.4</text:p>
          </table:table-cell>
          <table:table-cell office:value-type="float" office:value="70.9296875" calcext:value-type="float">
            <text:p>70.93</text:p>
          </table:table-cell>
        </table:table-row>
        <table:table-row table:style-name="ro2">
          <table:table-cell table:formula="of:=[.B32]&amp;&quot;::&quot;&amp;[.C32]" office:value-type="string" office:string-value="03-Mascalito-Filthy_Summer.x3a::x3a_to_wav" calcext:value-type="string">
            <text:p>03-Mascalito-Filthy_Summer.x3a::x3a_to_wav</text:p>
          </table:table-cell>
          <table:table-cell office:value-type="string" calcext:value-type="string">
            <text:p>03-Mascalito-Filthy_Summer.x3a</text:p>
          </table:table-cell>
          <table:table-cell office:value-type="string" calcext:value-type="string">
            <text:p>x3a_to_wav</text:p>
          </table:table-cell>
          <table:table-cell office:value-type="float" office:value="30012254" calcext:value-type="float">
            <text:p>30012254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72756" calcext:value-type="float">
            <text:p>72756</text:p>
          </table:table-cell>
          <table:table-cell office:value-type="float" office:value="41855474" calcext:value-type="float">
            <text:p>4185547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I240</text:p>
          </table:table-cell>
          <table:table-cell office:value-type="float" office:value="144000044" calcext:value-type="float">
            <text:p>144,000,044</text:p>
          </table:table-cell>
          <table:table-cell office:value-type="float" office:value="300" calcext:value-type="float">
            <text:p>300</text:p>
          </table:table-cell>
          <table:table-cell office:value-type="float" office:value="20340626" calcext:value-type="float">
            <text:p>20,340,626</text:p>
          </table:table-cell>
          <table:table-cell office:value-type="percentage" office:value="0.141254304061185" calcext:value-type="percentage">
            <text:p>14.13%</text:p>
          </table:table-cell>
          <table:table-cell office:value-type="float" office:value="1.59" calcext:value-type="float">
            <text:p>1.59</text:p>
          </table:table-cell>
          <table:table-cell office:value-type="float" office:value="188.679245283019" calcext:value-type="float">
            <text:p>188.7</text:p>
          </table:table-cell>
          <table:table-cell office:value-type="float" office:value="159.328125" calcext:value-type="float">
            <text:p>159.33</text:p>
          </table:table-cell>
          <table:table-cell office:value-type="float" office:value="2.41" calcext:value-type="float">
            <text:p>2.41</text:p>
          </table:table-cell>
          <table:table-cell office:value-type="float" office:value="124.48132780083" calcext:value-type="float">
            <text:p>124.5</text:p>
          </table:table-cell>
          <table:table-cell office:value-type="float" office:value="159.17578125" calcext:value-type="float">
            <text:p>159.18</text:p>
          </table:table-cell>
        </table:table-row>
        <table:table-row table:style-name="ro2">
          <table:table-cell table:formula="of:=[.B33]&amp;&quot;::&quot;&amp;[.C33]" office:value-type="string" office:string-value="03-Saluberrimae-Jennifer_Connelly.x3a::x3a_to_wav" calcext:value-type="string">
            <text:p>03-Saluberrimae-Jennifer_Connelly.x3a::x3a_to_wav</text:p>
          </table:table-cell>
          <table:table-cell office:value-type="string" calcext:value-type="string">
            <text:p>03-Saluberrimae-Jennifer_Connelly.x3a</text:p>
          </table:table-cell>
          <table:table-cell office:value-type="string" calcext:value-type="string">
            <text:p>x3a_to_wav</text:p>
          </table:table-cell>
          <table:table-cell office:value-type="float" office:value="34294846" calcext:value-type="float">
            <text:p>3429484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81696" calcext:value-type="float">
            <text:p>81696</text:p>
          </table:table-cell>
          <table:table-cell office:value-type="float" office:value="46710766" calcext:value-type="float">
            <text:p>4671076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ts-trondheim-3</text:p>
          </table:table-cell>
          <table:table-cell office:value-type="float" office:value="40952044" calcext:value-type="float">
            <text:p>40,952,044</text:p>
          </table:table-cell>
          <table:table-cell office:value-type="float" office:value="464.31" calcext:value-type="float">
            <text:p>464.31</text:p>
          </table:table-cell>
          <table:table-cell office:value-type="float" office:value="32394872" calcext:value-type="float">
            <text:p>32,394,872</text:p>
          </table:table-cell>
          <table:table-cell office:value-type="percentage" office:value="0.791044080730134" calcext:value-type="percentage">
            <text:p>79.10%</text:p>
          </table:table-cell>
          <table:table-cell office:value-type="float" office:value="0.53" calcext:value-type="float">
            <text:p>0.53</text:p>
          </table:table-cell>
          <table:table-cell office:value-type="float" office:value="876.056603773585" calcext:value-type="float">
            <text:p>876.1</text:p>
          </table:table-cell>
          <table:table-cell office:value-type="float" office:value="72.55859375" calcext:value-type="float">
            <text:p>72.56</text:p>
          </table:table-cell>
          <table:table-cell office:value-type="float" office:value="0.7" calcext:value-type="float">
            <text:p>0.7</text:p>
          </table:table-cell>
          <table:table-cell office:value-type="float" office:value="663.3" calcext:value-type="float">
            <text:p>663.3</text:p>
          </table:table-cell>
          <table:table-cell office:value-type="float" office:value="72.53125" calcext:value-type="float">
            <text:p>72.53</text:p>
          </table:table-cell>
        </table:table-row>
        <table:table-row table:style-name="ro1">
          <table:table-cell table:formula="of:=[.B34]&amp;&quot;::&quot;&amp;[.C34]" office:value-type="string" office:string-value="04-Saluberrimae-Time_Is_A_Flat_Circle.x3a::x3a_to_wav" calcext:value-type="string">
            <text:p>04-Saluberrimae-Time_Is_A_Flat_Circle.x3a::x3a_to_wav</text:p>
          </table:table-cell>
          <table:table-cell office:value-type="string" calcext:value-type="string">
            <text:p>04-Saluberrimae-Time_Is_A_Flat_Circle.x3a</text:p>
          </table:table-cell>
          <table:table-cell office:value-type="string" calcext:value-type="string">
            <text:p>x3a_to_wav</text:p>
          </table:table-cell>
          <table:table-cell office:value-type="float" office:value="28064162" calcext:value-type="float">
            <text:p>28064162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67664" calcext:value-type="float">
            <text:p>67664</text:p>
          </table:table-cell>
          <table:table-cell office:value-type="float" office:value="38666926" calcext:value-type="float">
            <text:p>38666926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3" office:value-type="float" office:value="698558728" calcext:value-type="float">
            <text:p>698,558,728</text:p>
          </table:table-cell>
          <table:table-cell table:style-name="ce1" office:value-type="float" office:value="4768.46" calcext:value-type="float">
            <text:p>4768.46</text:p>
          </table:table-cell>
          <table:table-cell table:style-name="ce3" office:value-type="float" office:value="288840964" calcext:value-type="float">
            <text:p>288,840,964</text:p>
          </table:table-cell>
          <table:table-cell table:style-name="ce6" office:value-type="percentage" office:value="0.413481290008304" calcext:value-type="percentage">
            <text:p>41.35%</text:p>
          </table:table-cell>
          <table:table-cell table:style-name="ce1" office:value-type="float" office:value="8.55" calcext:value-type="float">
            <text:p>8.55</text:p>
          </table:table-cell>
          <table:table-cell table:style-name="ce9" office:value-type="float" office:value="557.714619883041" calcext:value-type="float">
            <text:p>557.7</text:p>
          </table:table-cell>
          <table:table-cell table:style-name="ce11" office:value-type="float" office:value="74.9855769230769" calcext:value-type="float">
            <text:p>74.99</text:p>
          </table:table-cell>
          <table:table-cell table:style-name="ce1" office:value-type="float" office:value="12.25" calcext:value-type="float">
            <text:p>12.25</text:p>
          </table:table-cell>
          <table:table-cell table:style-name="ce9" office:value-type="float" office:value="389.262040816327" calcext:value-type="float">
            <text:p>389.3</text:p>
          </table:table-cell>
          <table:table-cell table:style-name="ce11" office:value-type="float" office:value="75.0168269230769" calcext:value-type="float">
            <text:p>75.02</text:p>
          </table:table-cell>
        </table:table-row>
        <table:table-row table:style-name="ro1">
          <table:table-cell table:formula="of:=[.B35]&amp;&quot;::&quot;&amp;[.C35]" office:value-type="string" office:string-value="EH120.x3a::x3a_to_wav" calcext:value-type="string">
            <text:p>EH120.x3a::x3a_to_wav</text:p>
          </table:table-cell>
          <table:table-cell office:value-type="string" calcext:value-type="string">
            <text:p>EH120.x3a</text:p>
          </table:table-cell>
          <table:table-cell office:value-type="string" calcext:value-type="string">
            <text:p>x3a_to_wav</text:p>
          </table:table-cell>
          <table:table-cell office:value-type="float" office:value="19613060" calcext:value-type="float">
            <text:p>1961306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91956" calcext:value-type="float">
            <text:p>91956</text:p>
          </table:table-cell>
          <table:table-cell office:value-type="float" office:value="72000044" calcext:value-type="float">
            <text:p>72000044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36]&amp;&quot;::&quot;&amp;[.C36]" office:value-type="string" office:string-value="GI16.x3a::x3a_to_wav" calcext:value-type="string">
            <text:p>GI16.x3a::x3a_to_wav</text:p>
          </table:table-cell>
          <table:table-cell office:value-type="string" calcext:value-type="string">
            <text:p>GI16.x3a</text:p>
          </table:table-cell>
          <table:table-cell office:value-type="string" calcext:value-type="string">
            <text:p>x3a_to_wav</text:p>
          </table:table-cell>
          <table:table-cell office:value-type="float" office:value="3184374" calcext:value-type="float">
            <text:p>3184374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14968" calcext:value-type="float">
            <text:p>14968</text:p>
          </table:table-cell>
          <table:table-cell office:value-type="float" office:value="9600044" calcext:value-type="float">
            <text:p>9600044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37]&amp;&quot;::&quot;&amp;[.C37]" office:value-type="string" office:string-value="GI60.x3a::x3a_to_wav" calcext:value-type="string">
            <text:p>GI60.x3a::x3a_to_wav</text:p>
          </table:table-cell>
          <table:table-cell office:value-type="string" calcext:value-type="string">
            <text:p>GI60.x3a</text:p>
          </table:table-cell>
          <table:table-cell office:value-type="string" calcext:value-type="string">
            <text:p>x3a_to_wav</text:p>
          </table:table-cell>
          <table:table-cell office:value-type="float" office:value="12391742" calcext:value-type="float">
            <text:p>12391742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50092" calcext:value-type="float">
            <text:p>50092</text:p>
          </table:table-cell>
          <table:table-cell office:value-type="float" office:value="36000044" calcext:value-type="float">
            <text:p>36000044</text:p>
          </table:table-cell>
          <table:table-cell/>
          <table:table-cell office:value-type="string" calcext:value-type="string">
            <text:p>rustc 1.45.2 (d3fb005a3 2020-07-31)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formula="of:=[.B38]&amp;&quot;::&quot;&amp;[.C38]" office:value-type="string" office:string-value="GR48.x3a::x3a_to_wav" calcext:value-type="string">
            <text:p>GR48.x3a::x3a_to_wav</text:p>
          </table:table-cell>
          <table:table-cell office:value-type="string" calcext:value-type="string">
            <text:p>GR48.x3a</text:p>
          </table:table-cell>
          <table:table-cell office:value-type="string" calcext:value-type="string">
            <text:p>x3a_to_wav</text:p>
          </table:table-cell>
          <table:table-cell office:value-type="float" office:value="8589252" calcext:value-type="float">
            <text:p>8589252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39204" calcext:value-type="float">
            <text:p>39204</text:p>
          </table:table-cell>
          <table:table-cell office:value-type="float" office:value="28800044" calcext:value-type="float">
            <text:p>2880004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1-Mascalito-Rhythmical_Disorder</text:p>
          </table:table-cell>
          <table:table-cell office:value-type="float" office:value="38243566" calcext:value-type="float">
            <text:p>38,243,566</text:p>
          </table:table-cell>
          <table:table-cell office:value-type="float" office:value="433.6" calcext:value-type="float">
            <text:p>433.6</text:p>
          </table:table-cell>
          <table:table-cell table:formula="of:=VLOOKUP([.$M38]&amp;[.$J38];[.$A$1:.$H$1048576];8;0)" office:value-type="float" office:value="28773934" calcext:value-type="float">
            <text:p>28,773,934</text:p>
          </table:table-cell>
          <table:table-cell table:formula="of:=[.P38]/[.N38]" office:value-type="percentage" office:value="0.752386270673608" calcext:value-type="percentage">
            <text:p>75.24%</text:p>
          </table:table-cell>
          <table:table-cell table:formula="of:=VLOOKUP([.$M38]&amp;[.$J38];[.$A$1:.$H$1048576];6;0)" office:value-type="float" office:value="0.49" calcext:value-type="float">
            <text:p>0.49</text:p>
          </table:table-cell>
          <table:table-cell table:formula="of:=[.$O38]/[.R38]" office:value-type="float" office:value="884.897959183673" calcext:value-type="float">
            <text:p>884.9</text:p>
          </table:table-cell>
          <table:table-cell table:formula="of:=VLOOKUP([.$M38]&amp;[.$J38];[.$A$1:.$H$1048576];7;0)/1024" office:value-type="float" office:value="66.421875" calcext:value-type="float">
            <text:p>66.42</text:p>
          </table:table-cell>
          <table:table-cell table:formula="of:=VLOOKUP([.$M38]&amp;[.$K38];[.$A$1:.$H$1048576];6;0)" office:value-type="float" office:value="0.64" calcext:value-type="float">
            <text:p>0.64</text:p>
          </table:table-cell>
          <table:table-cell table:formula="of:=[.$O38]/[.U38]" office:value-type="float" office:value="677.5" calcext:value-type="float">
            <text:p>677.5</text:p>
          </table:table-cell>
          <table:table-cell table:formula="of:=VLOOKUP([.$M38]&amp;[.$K38];[.$A$1:.$H$1048576];7;0)/1024" office:value-type="float" office:value="66.31640625" calcext:value-type="float">
            <text:p>66.32</text:p>
          </table:table-cell>
        </table:table-row>
        <table:table-row table:style-name="ro2">
          <table:table-cell table:formula="of:=[.B39]&amp;&quot;::&quot;&amp;[.C39]" office:value-type="string" office:string-value="LI192.x3a::x3a_to_wav" calcext:value-type="string">
            <text:p>LI192.x3a::x3a_to_wav</text:p>
          </table:table-cell>
          <table:table-cell office:value-type="string" calcext:value-type="string">
            <text:p>LI192.x3a</text:p>
          </table:table-cell>
          <table:table-cell office:value-type="string" calcext:value-type="string">
            <text:p>x3a_to_wav</text:p>
          </table:table-cell>
          <table:table-cell office:value-type="float" office:value="34532616" calcext:value-type="float">
            <text:p>34532616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48784" calcext:value-type="float">
            <text:p>148784</text:p>
          </table:table-cell>
          <table:table-cell office:value-type="float" office:value="115200042" calcext:value-type="float">
            <text:p>115200042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1-Saluberrimae-Trapped_Inside</text:p>
          </table:table-cell>
          <table:table-cell office:value-type="float" office:value="28929646" calcext:value-type="float">
            <text:p>28,929,646</text:p>
          </table:table-cell>
          <table:table-cell office:value-type="float" office:value="328" calcext:value-type="float">
            <text:p>328</text:p>
          </table:table-cell>
          <table:table-cell table:formula="of:=VLOOKUP([.$M39]&amp;[.$J39];[.$A$1:.$H$1048576];8;0)" office:value-type="float" office:value="22344256" calcext:value-type="float">
            <text:p>22,344,256</text:p>
          </table:table-cell>
          <table:table-cell table:formula="of:=[.P39]/[.N39]" office:value-type="percentage" office:value="0.772365344532733" calcext:value-type="percentage">
            <text:p>77.24%</text:p>
          </table:table-cell>
          <table:table-cell table:formula="of:=VLOOKUP([.$M39]&amp;[.$J39];[.$A$1:.$H$1048576];6;0)" office:value-type="float" office:value="0.37" calcext:value-type="float">
            <text:p>0.37</text:p>
          </table:table-cell>
          <table:table-cell table:formula="of:=[.$O39]/[.R39]" office:value-type="float" office:value="886.486486486487" calcext:value-type="float">
            <text:p>886.5</text:p>
          </table:table-cell>
          <table:table-cell table:formula="of:=VLOOKUP([.$M39]&amp;[.$J39];[.$A$1:.$H$1048576];7;0)/1024" office:value-type="float" office:value="51.421875" calcext:value-type="float">
            <text:p>51.42</text:p>
          </table:table-cell>
          <table:table-cell table:formula="of:=VLOOKUP([.$M39]&amp;[.$K39];[.$A$1:.$H$1048576];6;0)" office:value-type="float" office:value="0.49" calcext:value-type="float">
            <text:p>0.49</text:p>
          </table:table-cell>
          <table:table-cell table:formula="of:=[.$O39]/[.U39]" office:value-type="float" office:value="669.387755102041" calcext:value-type="float">
            <text:p>669.4</text:p>
          </table:table-cell>
          <table:table-cell table:formula="of:=VLOOKUP([.$M39]&amp;[.$K39];[.$A$1:.$H$1048576];7;0)/1024" office:value-type="float" office:value="51.3984375" calcext:value-type="float">
            <text:p>51.40</text:p>
          </table:table-cell>
        </table:table-row>
        <table:table-row table:style-name="ro2">
          <table:table-cell table:formula="of:=[.B40]&amp;&quot;::&quot;&amp;[.C40]" office:value-type="string" office:string-value="NO96.x3a::x3a_to_wav" calcext:value-type="string">
            <text:p>NO96.x3a::x3a_to_wav</text:p>
          </table:table-cell>
          <table:table-cell office:value-type="string" calcext:value-type="string">
            <text:p>NO96.x3a</text:p>
          </table:table-cell>
          <table:table-cell office:value-type="string" calcext:value-type="string">
            <text:p>x3a_to_wav</text:p>
          </table:table-cell>
          <table:table-cell office:value-type="float" office:value="14304970" calcext:value-type="float">
            <text:p>1430497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73036" calcext:value-type="float">
            <text:p>73036</text:p>
          </table:table-cell>
          <table:table-cell office:value-type="float" office:value="57600044" calcext:value-type="float">
            <text:p>5760004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3-Mascalito-Filthy_Summer</text:p>
          </table:table-cell>
          <table:table-cell office:value-type="float" office:value="41855474" calcext:value-type="float">
            <text:p>41,855,474</text:p>
          </table:table-cell>
          <table:table-cell office:value-type="float" office:value="474.55" calcext:value-type="float">
            <text:p>474.55</text:p>
          </table:table-cell>
          <table:table-cell table:formula="of:=VLOOKUP([.$M40]&amp;[.$J40];[.$A$1:.$H$1048576];8;0)" office:value-type="float" office:value="30012254" calcext:value-type="float">
            <text:p>30,012,254</text:p>
          </table:table-cell>
          <table:table-cell table:formula="of:=[.P40]/[.N40]" office:value-type="percentage" office:value="0.71704489596749" calcext:value-type="percentage">
            <text:p>71.70%</text:p>
          </table:table-cell>
          <table:table-cell table:formula="of:=VLOOKUP([.$M40]&amp;[.$J40];[.$A$1:.$H$1048576];6;0)" office:value-type="float" office:value="0.52" calcext:value-type="float">
            <text:p>0.52</text:p>
          </table:table-cell>
          <table:table-cell table:formula="of:=[.$O40]/[.R40]" office:value-type="float" office:value="912.596153846154" calcext:value-type="float">
            <text:p>912.6</text:p>
          </table:table-cell>
          <table:table-cell table:formula="of:=VLOOKUP([.$M40]&amp;[.$J40];[.$A$1:.$H$1048576];7;0)/1024" office:value-type="float" office:value="71.0546875" calcext:value-type="float">
            <text:p>71.05</text:p>
          </table:table-cell>
          <table:table-cell table:formula="of:=VLOOKUP([.$M40]&amp;[.$K40];[.$A$1:.$H$1048576];6;0)" office:value-type="float" office:value="0.69" calcext:value-type="float">
            <text:p>0.69</text:p>
          </table:table-cell>
          <table:table-cell table:formula="of:=[.$O40]/[.U40]" office:value-type="float" office:value="687.753623188406" calcext:value-type="float">
            <text:p>687.8</text:p>
          </table:table-cell>
          <table:table-cell table:formula="of:=VLOOKUP([.$M40]&amp;[.$K40];[.$A$1:.$H$1048576];7;0)/1024" office:value-type="float" office:value="71.05078125" calcext:value-type="float">
            <text:p>71.05</text:p>
          </table:table-cell>
        </table:table-row>
        <table:table-row table:style-name="ro2">
          <table:table-cell table:formula="of:=[.B41]&amp;&quot;::&quot;&amp;[.C41]" office:value-type="string" office:string-value="PI240.x3a::x3a_to_wav" calcext:value-type="string">
            <text:p>PI240.x3a::x3a_to_wav</text:p>
          </table:table-cell>
          <table:table-cell office:value-type="string" calcext:value-type="string">
            <text:p>PI240.x3a</text:p>
          </table:table-cell>
          <table:table-cell office:value-type="string" calcext:value-type="string">
            <text:p>x3a_to_wav</text:p>
          </table:table-cell>
          <table:table-cell office:value-type="float" office:value="20340626" calcext:value-type="float">
            <text:p>20340626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162960" calcext:value-type="float">
            <text:p>162960</text:p>
          </table:table-cell>
          <table:table-cell office:value-type="float" office:value="144000044" calcext:value-type="float">
            <text:p>14400004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3-Saluberrimae-Jennifer_Connelly</text:p>
          </table:table-cell>
          <table:table-cell office:value-type="float" office:value="46710766" calcext:value-type="float">
            <text:p>46,710,766</text:p>
          </table:table-cell>
          <table:table-cell office:value-type="float" office:value="529.6" calcext:value-type="float">
            <text:p>529.6</text:p>
          </table:table-cell>
          <table:table-cell table:formula="of:=VLOOKUP([.$M41]&amp;[.$J41];[.$A$1:.$H$1048576];8;0)" office:value-type="float" office:value="34294846" calcext:value-type="float">
            <text:p>34,294,846</text:p>
          </table:table-cell>
          <table:table-cell table:formula="of:=[.P41]/[.N41]" office:value-type="percentage" office:value="0.734195752645118" calcext:value-type="percentage">
            <text:p>73.42%</text:p>
          </table:table-cell>
          <table:table-cell table:formula="of:=VLOOKUP([.$M41]&amp;[.$J41];[.$A$1:.$H$1048576];6;0)" office:value-type="float" office:value="0.58" calcext:value-type="float">
            <text:p>0.58</text:p>
          </table:table-cell>
          <table:table-cell table:formula="of:=[.$O41]/[.R41]" office:value-type="float" office:value="913.103448275862" calcext:value-type="float">
            <text:p>913.1</text:p>
          </table:table-cell>
          <table:table-cell table:formula="of:=VLOOKUP([.$M41]&amp;[.$J41];[.$A$1:.$H$1048576];7;0)/1024" office:value-type="float" office:value="79.7421875" calcext:value-type="float">
            <text:p>79.74</text:p>
          </table:table-cell>
          <table:table-cell table:formula="of:=VLOOKUP([.$M41]&amp;[.$K41];[.$A$1:.$H$1048576];6;0)" office:value-type="float" office:value="0.77" calcext:value-type="float">
            <text:p>0.77</text:p>
          </table:table-cell>
          <table:table-cell table:formula="of:=[.$O41]/[.U41]" office:value-type="float" office:value="687.792207792208" calcext:value-type="float">
            <text:p>687.8</text:p>
          </table:table-cell>
          <table:table-cell table:formula="of:=VLOOKUP([.$M41]&amp;[.$K41];[.$A$1:.$H$1048576];7;0)/1024" office:value-type="float" office:value="79.78125" calcext:value-type="float">
            <text:p>79.78</text:p>
          </table:table-cell>
        </table:table-row>
        <table:table-row table:style-name="ro2">
          <table:table-cell table:formula="of:=[.B42]&amp;&quot;::&quot;&amp;[.C42]" office:value-type="string" office:string-value="pts-trondheim-3.x3a::x3a_to_wav" calcext:value-type="string">
            <text:p>pts-trondheim-3.x3a::x3a_to_wav</text:p>
          </table:table-cell>
          <table:table-cell office:value-type="string" calcext:value-type="string">
            <text:p>pts-trondheim-3.x3a</text:p>
          </table:table-cell>
          <table:table-cell office:value-type="string" calcext:value-type="string">
            <text:p>x3a_to_wav</text:p>
          </table:table-cell>
          <table:table-cell office:value-type="float" office:value="32394872" calcext:value-type="float">
            <text:p>32394872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74368" calcext:value-type="float">
            <text:p>74368</text:p>
          </table:table-cell>
          <table:table-cell office:value-type="float" office:value="40952044" calcext:value-type="float">
            <text:p>4095204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04-Saluberrimae-Time_Is_A_Flat_Circle</text:p>
          </table:table-cell>
          <table:table-cell office:value-type="float" office:value="38666926" calcext:value-type="float">
            <text:p>38,666,926</text:p>
          </table:table-cell>
          <table:table-cell office:value-type="float" office:value="438.4" calcext:value-type="float">
            <text:p>438.4</text:p>
          </table:table-cell>
          <table:table-cell table:formula="of:=VLOOKUP([.$M42]&amp;[.$J42];[.$A$1:.$H$1048576];8;0)" office:value-type="float" office:value="28064162" calcext:value-type="float">
            <text:p>28,064,162</text:p>
          </table:table-cell>
          <table:table-cell table:formula="of:=[.P42]/[.N42]" office:value-type="percentage" office:value="0.725792425288734" calcext:value-type="percentage">
            <text:p>72.58%</text:p>
          </table:table-cell>
          <table:table-cell table:formula="of:=VLOOKUP([.$M42]&amp;[.$J42];[.$A$1:.$H$1048576];6;0)" office:value-type="float" office:value="0.48" calcext:value-type="float">
            <text:p>0.48</text:p>
          </table:table-cell>
          <table:table-cell table:formula="of:=[.$O42]/[.R42]" office:value-type="float" office:value="913.333333333333" calcext:value-type="float">
            <text:p>913.3</text:p>
          </table:table-cell>
          <table:table-cell table:formula="of:=VLOOKUP([.$M42]&amp;[.$J42];[.$A$1:.$H$1048576];7;0)/1024" office:value-type="float" office:value="66.0703125" calcext:value-type="float">
            <text:p>66.07</text:p>
          </table:table-cell>
          <table:table-cell table:formula="of:=VLOOKUP([.$M42]&amp;[.$K42];[.$A$1:.$H$1048576];6;0)" office:value-type="float" office:value="0.63" calcext:value-type="float">
            <text:p>0.63</text:p>
          </table:table-cell>
          <table:table-cell table:formula="of:=[.$O42]/[.U42]" office:value-type="float" office:value="695.873015873016" calcext:value-type="float">
            <text:p>695.9</text:p>
          </table:table-cell>
          <table:table-cell table:formula="of:=VLOOKUP([.$M42]&amp;[.$K42];[.$A$1:.$H$1048576];7;0)/1024" office:value-type="float" office:value="66.078125" calcext:value-type="float">
            <text:p>66.08</text:p>
          </table:table-cell>
        </table:table-row>
        <table:table-row table:style-name="ro2">
          <table:table-cell table:formula="of:=[.B43]&amp;&quot;::&quot;&amp;[.C43]" office:value-type="string" office:string-value="::" calcext:value-type="string">
            <text:p>::</text:p>
          </table:table-cell>
          <table:table-cell table:number-columns-repeated="8"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EH120</text:p>
          </table:table-cell>
          <table:table-cell office:value-type="float" office:value="72000044" calcext:value-type="float">
            <text:p>72,000,044</text:p>
          </table:table-cell>
          <table:table-cell office:value-type="float" office:value="300" calcext:value-type="float">
            <text:p>300</text:p>
          </table:table-cell>
          <table:table-cell table:formula="of:=VLOOKUP([.$M43]&amp;[.$J43];[.$A$1:.$H$1048576];8;0)" office:value-type="float" office:value="19613060" calcext:value-type="float">
            <text:p>19,613,060</text:p>
          </table:table-cell>
          <table:table-cell table:formula="of:=[.P43]/[.N43]" office:value-type="percentage" office:value="0.272403444642339" calcext:value-type="percentage">
            <text:p>27.24%</text:p>
          </table:table-cell>
          <table:table-cell table:formula="of:=VLOOKUP([.$M43]&amp;[.$J43];[.$A$1:.$H$1048576];6;0)" office:value-type="float" office:value="0.9" calcext:value-type="float">
            <text:p>0.9</text:p>
          </table:table-cell>
          <table:table-cell table:formula="of:=[.$O43]/[.R43]" office:value-type="float" office:value="333.333333333333" calcext:value-type="float">
            <text:p>333.3</text:p>
          </table:table-cell>
          <table:table-cell table:formula="of:=VLOOKUP([.$M43]&amp;[.$J43];[.$A$1:.$H$1048576];7;0)/1024" office:value-type="float" office:value="89.83203125" calcext:value-type="float">
            <text:p>89.83</text:p>
          </table:table-cell>
          <table:table-cell table:formula="of:=VLOOKUP([.$M43]&amp;[.$K43];[.$A$1:.$H$1048576];6;0)" office:value-type="float" office:value="1.38" calcext:value-type="float">
            <text:p>1.38</text:p>
          </table:table-cell>
          <table:table-cell table:formula="of:=[.$O43]/[.U43]" office:value-type="float" office:value="217.391304347826" calcext:value-type="float">
            <text:p>217.4</text:p>
          </table:table-cell>
          <table:table-cell table:formula="of:=VLOOKUP([.$M43]&amp;[.$K43];[.$A$1:.$H$1048576];7;0)/1024" office:value-type="float" office:value="89.80078125" calcext:value-type="float">
            <text:p>89.80</text:p>
          </table:table-cell>
        </table:table-row>
        <table:table-row table:style-name="ro2">
          <table:table-cell table:formula="of:=[.B44]&amp;&quot;::&quot;&amp;[.C44]" office:value-type="string" office:string-value="::" calcext:value-type="string">
            <text:p>::</text:p>
          </table:table-cell>
          <table:table-cell table:number-columns-repeated="8"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I16</text:p>
          </table:table-cell>
          <table:table-cell office:value-type="float" office:value="9600044" calcext:value-type="float">
            <text:p>9,600,044</text:p>
          </table:table-cell>
          <table:table-cell office:value-type="float" office:value="300" calcext:value-type="float">
            <text:p>300</text:p>
          </table:table-cell>
          <table:table-cell table:formula="of:=VLOOKUP([.$M44]&amp;[.$J44];[.$A$1:.$H$1048576];8;0)" office:value-type="float" office:value="3184374" calcext:value-type="float">
            <text:p>3,184,374</text:p>
          </table:table-cell>
          <table:table-cell table:formula="of:=[.P44]/[.N44]" office:value-type="percentage" office:value="0.33170410468952" calcext:value-type="percentage">
            <text:p>33.17%</text:p>
          </table:table-cell>
          <table:table-cell table:formula="of:=VLOOKUP([.$M44]&amp;[.$J44];[.$A$1:.$H$1048576];6;0)" office:value-type="float" office:value="0.12" calcext:value-type="float">
            <text:p>0.12</text:p>
          </table:table-cell>
          <table:table-cell table:formula="of:=[.$O44]/[.R44]" office:value-type="float" office:value="2500" calcext:value-type="float">
            <text:p>2500.0</text:p>
          </table:table-cell>
          <table:table-cell table:formula="of:=VLOOKUP([.$M44]&amp;[.$J44];[.$A$1:.$H$1048576];7;0)/1024" office:value-type="float" office:value="14.9140625" calcext:value-type="float">
            <text:p>14.91</text:p>
          </table:table-cell>
          <table:table-cell table:formula="of:=VLOOKUP([.$M44]&amp;[.$K44];[.$A$1:.$H$1048576];6;0)" office:value-type="float" office:value="0.17" calcext:value-type="float">
            <text:p>0.17</text:p>
          </table:table-cell>
          <table:table-cell table:formula="of:=[.$O44]/[.U44]" office:value-type="float" office:value="1764.70588235294" calcext:value-type="float">
            <text:p>1764.7</text:p>
          </table:table-cell>
          <table:table-cell table:formula="of:=VLOOKUP([.$M44]&amp;[.$K44];[.$A$1:.$H$1048576];7;0)/1024" office:value-type="float" office:value="14.6171875" calcext:value-type="float">
            <text:p>14.62</text:p>
          </table:table-cell>
        </table:table-row>
        <table:table-row table:style-name="ro2">
          <table:table-cell table:formula="of:=[.B45]&amp;&quot;::&quot;&amp;[.C45]" office:value-type="string" office:string-value="01-Mascalito-Rhythmical_Disorder.wav::wav_to_x3a" calcext:value-type="string">
            <text:p>01-Mascalito-Rhythmical_Disorder.wav::wav_to_x3a</text:p>
          </table:table-cell>
          <table:table-cell office:value-type="string" calcext:value-type="string">
            <text:p>01-Mascalito-Rhythmical_Disorder.wav</text:p>
          </table:table-cell>
          <table:table-cell office:value-type="string" calcext:value-type="string">
            <text:p>wav_to_x3a</text:p>
          </table:table-cell>
          <table:table-cell office:value-type="float" office:value="38243566" calcext:value-type="float">
            <text:p>38243566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68016" calcext:value-type="float">
            <text:p>68016</text:p>
          </table:table-cell>
          <table:table-cell office:value-type="float" office:value="28773934" calcext:value-type="float">
            <text:p>2877393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I60</text:p>
          </table:table-cell>
          <table:table-cell office:value-type="float" office:value="36000044" calcext:value-type="float">
            <text:p>36,000,044</text:p>
          </table:table-cell>
          <table:table-cell office:value-type="float" office:value="300" calcext:value-type="float">
            <text:p>300</text:p>
          </table:table-cell>
          <table:table-cell table:formula="of:=VLOOKUP([.$M45]&amp;[.$J45];[.$A$1:.$H$1048576];8;0)" office:value-type="float" office:value="12391742" calcext:value-type="float">
            <text:p>12,391,742</text:p>
          </table:table-cell>
          <table:table-cell table:formula="of:=[.P45]/[.N45]" office:value-type="percentage" office:value="0.34421463484878" calcext:value-type="percentage">
            <text:p>34.42%</text:p>
          </table:table-cell>
          <table:table-cell table:formula="of:=VLOOKUP([.$M45]&amp;[.$J45];[.$A$1:.$H$1048576];6;0)" office:value-type="float" office:value="0.43" calcext:value-type="float">
            <text:p>0.43</text:p>
          </table:table-cell>
          <table:table-cell table:formula="of:=[.$O45]/[.R45]" office:value-type="float" office:value="697.674418604651" calcext:value-type="float">
            <text:p>697.7</text:p>
          </table:table-cell>
          <table:table-cell table:formula="of:=VLOOKUP([.$M45]&amp;[.$J45];[.$A$1:.$H$1048576];7;0)/1024" office:value-type="float" office:value="48.671875" calcext:value-type="float">
            <text:p>48.67</text:p>
          </table:table-cell>
          <table:table-cell table:formula="of:=VLOOKUP([.$M45]&amp;[.$K45];[.$A$1:.$H$1048576];6;0)" office:value-type="float" office:value="0.63" calcext:value-type="float">
            <text:p>0.63</text:p>
          </table:table-cell>
          <table:table-cell table:formula="of:=[.$O45]/[.U45]" office:value-type="float" office:value="476.190476190476" calcext:value-type="float">
            <text:p>476.2</text:p>
          </table:table-cell>
          <table:table-cell table:formula="of:=VLOOKUP([.$M45]&amp;[.$K45];[.$A$1:.$H$1048576];7;0)/1024" office:value-type="float" office:value="48.91796875" calcext:value-type="float">
            <text:p>48.92</text:p>
          </table:table-cell>
        </table:table-row>
        <table:table-row table:style-name="ro2">
          <table:table-cell table:formula="of:=[.B46]&amp;&quot;::&quot;&amp;[.C46]" office:value-type="string" office:string-value="01-Saluberrimae-Trapped_Inside.wav::wav_to_x3a" calcext:value-type="string">
            <text:p>01-Saluberrimae-Trapped_Inside.wav::wav_to_x3a</text:p>
          </table:table-cell>
          <table:table-cell office:value-type="string" calcext:value-type="string">
            <text:p>01-Saluberrimae-Trapped_Inside.wav</text:p>
          </table:table-cell>
          <table:table-cell office:value-type="string" calcext:value-type="string">
            <text:p>wav_to_x3a</text:p>
          </table:table-cell>
          <table:table-cell office:value-type="float" office:value="28929646" calcext:value-type="float">
            <text:p>28929646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52656" calcext:value-type="float">
            <text:p>52656</text:p>
          </table:table-cell>
          <table:table-cell office:value-type="float" office:value="22344256" calcext:value-type="float">
            <text:p>2234425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R48</text:p>
          </table:table-cell>
          <table:table-cell office:value-type="float" office:value="28800044" calcext:value-type="float">
            <text:p>28,800,044</text:p>
          </table:table-cell>
          <table:table-cell office:value-type="float" office:value="300" calcext:value-type="float">
            <text:p>300</text:p>
          </table:table-cell>
          <table:table-cell table:formula="of:=VLOOKUP([.$M46]&amp;[.$J46];[.$A$1:.$H$1048576];8;0)" office:value-type="float" office:value="8589252" calcext:value-type="float">
            <text:p>8,589,252</text:p>
          </table:table-cell>
          <table:table-cell table:formula="of:=[.P46]/[.N46]" office:value-type="percentage" office:value="0.298237461026101" calcext:value-type="percentage">
            <text:p>29.82%</text:p>
          </table:table-cell>
          <table:table-cell table:formula="of:=VLOOKUP([.$M46]&amp;[.$J46];[.$A$1:.$H$1048576];6;0)" office:value-type="float" office:value="0.35" calcext:value-type="float">
            <text:p>0.35</text:p>
          </table:table-cell>
          <table:table-cell table:formula="of:=[.$O46]/[.R46]" office:value-type="float" office:value="857.142857142857" calcext:value-type="float">
            <text:p>857.1</text:p>
          </table:table-cell>
          <table:table-cell table:formula="of:=VLOOKUP([.$M46]&amp;[.$J46];[.$A$1:.$H$1048576];7;0)/1024" office:value-type="float" office:value="37.94921875" calcext:value-type="float">
            <text:p>37.95</text:p>
          </table:table-cell>
          <table:table-cell table:formula="of:=VLOOKUP([.$M46]&amp;[.$K46];[.$A$1:.$H$1048576];6;0)" office:value-type="float" office:value="0.51" calcext:value-type="float">
            <text:p>0.51</text:p>
          </table:table-cell>
          <table:table-cell table:formula="of:=[.$O46]/[.U46]" office:value-type="float" office:value="588.235294117647" calcext:value-type="float">
            <text:p>588.2</text:p>
          </table:table-cell>
          <table:table-cell table:formula="of:=VLOOKUP([.$M46]&amp;[.$K46];[.$A$1:.$H$1048576];7;0)/1024" office:value-type="float" office:value="38.28515625" calcext:value-type="float">
            <text:p>38.29</text:p>
          </table:table-cell>
        </table:table-row>
        <table:table-row table:style-name="ro2">
          <table:table-cell table:formula="of:=[.B47]&amp;&quot;::&quot;&amp;[.C47]" office:value-type="string" office:string-value="03-Mascalito-Filthy_Summer.wav::wav_to_x3a" calcext:value-type="string">
            <text:p>03-Mascalito-Filthy_Summer.wav::wav_to_x3a</text:p>
          </table:table-cell>
          <table:table-cell office:value-type="string" calcext:value-type="string">
            <text:p>03-Mascalito-Filthy_Summer.wav</text:p>
          </table:table-cell>
          <table:table-cell office:value-type="string" calcext:value-type="string">
            <text:p>wav_to_x3a</text:p>
          </table:table-cell>
          <table:table-cell office:value-type="float" office:value="41855474" calcext:value-type="float">
            <text:p>41855474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72760" calcext:value-type="float">
            <text:p>72760</text:p>
          </table:table-cell>
          <table:table-cell office:value-type="float" office:value="30012254" calcext:value-type="float">
            <text:p>30012254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LI192</text:p>
          </table:table-cell>
          <table:table-cell office:value-type="float" office:value="115200042" calcext:value-type="float">
            <text:p>115,200,042</text:p>
          </table:table-cell>
          <table:table-cell office:value-type="float" office:value="300" calcext:value-type="float">
            <text:p>300</text:p>
          </table:table-cell>
          <table:table-cell table:formula="of:=VLOOKUP([.$M47]&amp;[.$J47];[.$A$1:.$H$1048576];8;0)" office:value-type="float" office:value="34532616" calcext:value-type="float">
            <text:p>34,532,616</text:p>
          </table:table-cell>
          <table:table-cell table:formula="of:=[.P47]/[.N47]" office:value-type="percentage" office:value="0.299762182378371" calcext:value-type="percentage">
            <text:p>29.98%</text:p>
          </table:table-cell>
          <table:table-cell table:formula="of:=VLOOKUP([.$M47]&amp;[.$J47];[.$A$1:.$H$1048576];6;0)" office:value-type="float" office:value="1.45" calcext:value-type="float">
            <text:p>1.45</text:p>
          </table:table-cell>
          <table:table-cell table:formula="of:=[.$O47]/[.R47]" office:value-type="float" office:value="206.896551724138" calcext:value-type="float">
            <text:p>206.9</text:p>
          </table:table-cell>
          <table:table-cell table:formula="of:=VLOOKUP([.$M47]&amp;[.$J47];[.$A$1:.$H$1048576];7;0)/1024" office:value-type="float" office:value="145.35546875" calcext:value-type="float">
            <text:p>145.36</text:p>
          </table:table-cell>
          <table:table-cell table:formula="of:=VLOOKUP([.$M47]&amp;[.$K47];[.$A$1:.$H$1048576];6;0)" office:value-type="float" office:value="2.14" calcext:value-type="float">
            <text:p>2.14</text:p>
          </table:table-cell>
          <table:table-cell table:formula="of:=[.$O47]/[.U47]" office:value-type="float" office:value="140.18691588785" calcext:value-type="float">
            <text:p>140.2</text:p>
          </table:table-cell>
          <table:table-cell table:formula="of:=VLOOKUP([.$M47]&amp;[.$K47];[.$A$1:.$H$1048576];7;0)/1024" office:value-type="float" office:value="145.296875" calcext:value-type="float">
            <text:p>145.30</text:p>
          </table:table-cell>
        </table:table-row>
        <table:table-row table:style-name="ro2">
          <table:table-cell table:formula="of:=[.B48]&amp;&quot;::&quot;&amp;[.C48]" office:value-type="string" office:string-value="03-Saluberrimae-Jennifer_Connelly.wav::wav_to_x3a" calcext:value-type="string">
            <text:p>03-Saluberrimae-Jennifer_Connelly.wav::wav_to_x3a</text:p>
          </table:table-cell>
          <table:table-cell office:value-type="string" calcext:value-type="string">
            <text:p>03-Saluberrimae-Jennifer_Connelly.wav</text:p>
          </table:table-cell>
          <table:table-cell office:value-type="string" calcext:value-type="string">
            <text:p>wav_to_x3a</text:p>
          </table:table-cell>
          <table:table-cell office:value-type="float" office:value="46710766" calcext:value-type="float">
            <text:p>46710766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81656" calcext:value-type="float">
            <text:p>81656</text:p>
          </table:table-cell>
          <table:table-cell office:value-type="float" office:value="34294846" calcext:value-type="float">
            <text:p>34294846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NO96</text:p>
          </table:table-cell>
          <table:table-cell office:value-type="float" office:value="57600044" calcext:value-type="float">
            <text:p>57,600,044</text:p>
          </table:table-cell>
          <table:table-cell office:value-type="float" office:value="300" calcext:value-type="float">
            <text:p>300</text:p>
          </table:table-cell>
          <table:table-cell table:formula="of:=VLOOKUP([.$M48]&amp;[.$J48];[.$A$1:.$H$1048576];8;0)" office:value-type="float" office:value="14304970" calcext:value-type="float">
            <text:p>14,304,970</text:p>
          </table:table-cell>
          <table:table-cell table:formula="of:=[.P48]/[.N48]" office:value-type="percentage" office:value="0.248349983899318" calcext:value-type="percentage">
            <text:p>24.83%</text:p>
          </table:table-cell>
          <table:table-cell table:formula="of:=VLOOKUP([.$M48]&amp;[.$J48];[.$A$1:.$H$1048576];6;0)" office:value-type="float" office:value="0.7" calcext:value-type="float">
            <text:p>0.7</text:p>
          </table:table-cell>
          <table:table-cell table:formula="of:=[.$O48]/[.R48]" office:value-type="float" office:value="428.571428571429" calcext:value-type="float">
            <text:p>428.6</text:p>
          </table:table-cell>
          <table:table-cell table:formula="of:=VLOOKUP([.$M48]&amp;[.$J48];[.$A$1:.$H$1048576];7;0)/1024" office:value-type="float" office:value="71.06640625" calcext:value-type="float">
            <text:p>71.07</text:p>
          </table:table-cell>
          <table:table-cell table:formula="of:=VLOOKUP([.$M48]&amp;[.$K48];[.$A$1:.$H$1048576];6;0)" office:value-type="float" office:value="1.06" calcext:value-type="float">
            <text:p>1.06</text:p>
          </table:table-cell>
          <table:table-cell table:formula="of:=[.$O48]/[.U48]" office:value-type="float" office:value="283.018867924528" calcext:value-type="float">
            <text:p>283.0</text:p>
          </table:table-cell>
          <table:table-cell table:formula="of:=VLOOKUP([.$M48]&amp;[.$K48];[.$A$1:.$H$1048576];7;0)/1024" office:value-type="float" office:value="71.32421875" calcext:value-type="float">
            <text:p>71.32</text:p>
          </table:table-cell>
        </table:table-row>
        <table:table-row table:style-name="ro2">
          <table:table-cell table:formula="of:=[.B49]&amp;&quot;::&quot;&amp;[.C49]" office:value-type="string" office:string-value="04-Saluberrimae-Time_Is_A_Flat_Circle.wav::wav_to_x3a" calcext:value-type="string">
            <text:p>04-Saluberrimae-Time_Is_A_Flat_Circle.wav::wav_to_x3a</text:p>
          </table:table-cell>
          <table:table-cell office:value-type="string" calcext:value-type="string">
            <text:p>04-Saluberrimae-Time_Is_A_Flat_Circle.wav</text:p>
          </table:table-cell>
          <table:table-cell office:value-type="string" calcext:value-type="string">
            <text:p>wav_to_x3a</text:p>
          </table:table-cell>
          <table:table-cell office:value-type="float" office:value="38666926" calcext:value-type="float">
            <text:p>38666926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67656" calcext:value-type="float">
            <text:p>67656</text:p>
          </table:table-cell>
          <table:table-cell office:value-type="float" office:value="28064162" calcext:value-type="float">
            <text:p>28064162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I240</text:p>
          </table:table-cell>
          <table:table-cell office:value-type="float" office:value="144000044" calcext:value-type="float">
            <text:p>144,000,044</text:p>
          </table:table-cell>
          <table:table-cell office:value-type="float" office:value="300" calcext:value-type="float">
            <text:p>300</text:p>
          </table:table-cell>
          <table:table-cell table:formula="of:=VLOOKUP([.$M49]&amp;[.$J49];[.$A$1:.$H$1048576];8;0)" office:value-type="float" office:value="20340626" calcext:value-type="float">
            <text:p>20,340,626</text:p>
          </table:table-cell>
          <table:table-cell table:formula="of:=[.P49]/[.N49]" office:value-type="percentage" office:value="0.141254304061185" calcext:value-type="percentage">
            <text:p>14.13%</text:p>
          </table:table-cell>
          <table:table-cell table:formula="of:=VLOOKUP([.$M49]&amp;[.$J49];[.$A$1:.$H$1048576];6;0)" office:value-type="float" office:value="1.62" calcext:value-type="float">
            <text:p>1.62</text:p>
          </table:table-cell>
          <table:table-cell table:formula="of:=[.$O49]/[.R49]" office:value-type="float" office:value="185.185185185185" calcext:value-type="float">
            <text:p>185.2</text:p>
          </table:table-cell>
          <table:table-cell table:formula="of:=VLOOKUP([.$M49]&amp;[.$J49];[.$A$1:.$H$1048576];7;0)/1024" office:value-type="float" office:value="159.2578125" calcext:value-type="float">
            <text:p>159.26</text:p>
          </table:table-cell>
          <table:table-cell table:formula="of:=VLOOKUP([.$M49]&amp;[.$K49];[.$A$1:.$H$1048576];6;0)" office:value-type="float" office:value="2.42" calcext:value-type="float">
            <text:p>2.42</text:p>
          </table:table-cell>
          <table:table-cell table:formula="of:=[.$O49]/[.U49]" office:value-type="float" office:value="123.96694214876" calcext:value-type="float">
            <text:p>124.0</text:p>
          </table:table-cell>
          <table:table-cell table:formula="of:=VLOOKUP([.$M49]&amp;[.$K49];[.$A$1:.$H$1048576];7;0)/1024" office:value-type="float" office:value="159.140625" calcext:value-type="float">
            <text:p>159.14</text:p>
          </table:table-cell>
        </table:table-row>
        <table:table-row table:style-name="ro2">
          <table:table-cell table:formula="of:=[.B50]&amp;&quot;::&quot;&amp;[.C50]" office:value-type="string" office:string-value="EH120.wav::wav_to_x3a" calcext:value-type="string">
            <text:p>EH120.wav::wav_to_x3a</text:p>
          </table:table-cell>
          <table:table-cell office:value-type="string" calcext:value-type="string">
            <text:p>EH120.wav</text:p>
          </table:table-cell>
          <table:table-cell office:value-type="string" calcext:value-type="string">
            <text:p>wav_to_x3a</text:p>
          </table:table-cell>
          <table:table-cell office:value-type="float" office:value="72000044" calcext:value-type="float">
            <text:p>7200004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91988" calcext:value-type="float">
            <text:p>91988</text:p>
          </table:table-cell>
          <table:table-cell office:value-type="float" office:value="19613060" calcext:value-type="float">
            <text:p>19613060</text:p>
          </table:table-cell>
          <table:table-cell/>
          <table:table-cell office:value-type="string" calcext:value-type="string">
            <text:p>.wav::wav_to_x3a</text:p>
          </table:table-cell>
          <table:table-cell office:value-type="string" calcext:value-type="string">
            <text:p><text:span text:style-name="T1">.x3a</text:span>::x3a_to_wav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ts-trondheim-3</text:p>
          </table:table-cell>
          <table:table-cell office:value-type="float" office:value="40952044" calcext:value-type="float">
            <text:p>40,952,044</text:p>
          </table:table-cell>
          <table:table-cell office:value-type="float" office:value="464.31" calcext:value-type="float">
            <text:p>464.31</text:p>
          </table:table-cell>
          <table:table-cell table:formula="of:=VLOOKUP([.$M50]&amp;[.$J50];[.$A$1:.$H$1048576];8;0)" office:value-type="float" office:value="32394872" calcext:value-type="float">
            <text:p>32,394,872</text:p>
          </table:table-cell>
          <table:table-cell table:formula="of:=[.P50]/[.N50]" office:value-type="percentage" office:value="0.791044080730134" calcext:value-type="percentage">
            <text:p>79.10%</text:p>
          </table:table-cell>
          <table:table-cell table:formula="of:=VLOOKUP([.$M50]&amp;[.$J50];[.$A$1:.$H$1048576];6;0)" office:value-type="float" office:value="0.6" calcext:value-type="float">
            <text:p>0.6</text:p>
          </table:table-cell>
          <table:table-cell table:formula="of:=[.$O50]/[.R50]" office:value-type="float" office:value="773.85" calcext:value-type="float">
            <text:p>773.9</text:p>
          </table:table-cell>
          <table:table-cell table:formula="of:=VLOOKUP([.$M50]&amp;[.$J50];[.$A$1:.$H$1048576];7;0)/1024" office:value-type="float" office:value="72.6015625" calcext:value-type="float">
            <text:p>72.60</text:p>
          </table:table-cell>
          <table:table-cell table:formula="of:=VLOOKUP([.$M50]&amp;[.$K50];[.$A$1:.$H$1048576];6;0)" office:value-type="float" office:value="0.69" calcext:value-type="float">
            <text:p>0.69</text:p>
          </table:table-cell>
          <table:table-cell table:formula="of:=[.$O50]/[.U50]" office:value-type="float" office:value="672.913043478261" calcext:value-type="float">
            <text:p>672.9</text:p>
          </table:table-cell>
          <table:table-cell table:formula="of:=VLOOKUP([.$M50]&amp;[.$K50];[.$A$1:.$H$1048576];7;0)/1024" office:value-type="float" office:value="72.625" calcext:value-type="float">
            <text:p>72.63</text:p>
          </table:table-cell>
        </table:table-row>
        <table:table-row table:style-name="ro1">
          <table:table-cell table:formula="of:=[.B51]&amp;&quot;::&quot;&amp;[.C51]" office:value-type="string" office:string-value="GI16.wav::wav_to_x3a" calcext:value-type="string">
            <text:p>GI16.wav::wav_to_x3a</text:p>
          </table:table-cell>
          <table:table-cell office:value-type="string" calcext:value-type="string">
            <text:p>GI16.wav</text:p>
          </table:table-cell>
          <table:table-cell office:value-type="string" calcext:value-type="string">
            <text:p>wav_to_x3a</text:p>
          </table:table-cell>
          <table:table-cell office:value-type="float" office:value="9600044" calcext:value-type="float">
            <text:p>9600044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5272" calcext:value-type="float">
            <text:p>15272</text:p>
          </table:table-cell>
          <table:table-cell office:value-type="float" office:value="3184374" calcext:value-type="float">
            <text:p>3184374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3" table:formula="of:=SUM([.N38:.N50])" office:value-type="float" office:value="698558728" calcext:value-type="float">
            <text:p>698,558,728</text:p>
          </table:table-cell>
          <table:table-cell table:style-name="ce1" table:formula="of:=SUM([.O38:.O50])" office:value-type="float" office:value="4768.46" calcext:value-type="float">
            <text:p>4768.46</text:p>
          </table:table-cell>
          <table:table-cell table:style-name="ce3" table:formula="of:=SUM([.P38:.P50])" office:value-type="float" office:value="288840964" calcext:value-type="float">
            <text:p>288,840,964</text:p>
          </table:table-cell>
          <table:table-cell table:style-name="ce6" table:formula="of:=[.P51]/[.N51]" office:value-type="percentage" office:value="0.413481290008304" calcext:value-type="percentage">
            <text:p>41.35%</text:p>
          </table:table-cell>
          <table:table-cell table:style-name="ce1" table:formula="of:=SUM([.R38:.R50])" office:value-type="float" office:value="8.61" calcext:value-type="float">
            <text:p>8.61</text:p>
          </table:table-cell>
          <table:table-cell table:style-name="ce9" table:formula="of:=[.$O51]/[.R51]" office:value-type="float" office:value="553.828106852497" calcext:value-type="float">
            <text:p>553.8</text:p>
          </table:table-cell>
          <table:table-cell table:style-name="ce11" table:formula="of:=AVERAGE([.T38:.T50])" office:value-type="float" office:value="74.9507211538462" calcext:value-type="float">
            <text:p>74.95</text:p>
          </table:table-cell>
          <table:table-cell table:style-name="ce1" table:formula="of:=SUM([.U38:.U50])" office:value-type="float" office:value="12.22" calcext:value-type="float">
            <text:p>12.22</text:p>
          </table:table-cell>
          <table:table-cell table:style-name="ce9" table:formula="of:=[.$O51]/[.U51]" office:value-type="float" office:value="390.21767594108" calcext:value-type="float">
            <text:p>390.2</text:p>
          </table:table-cell>
          <table:table-cell table:style-name="ce11" table:formula="of:=AVERAGE([.W38:.W50])" office:value-type="float" office:value="74.9717548076923" calcext:value-type="float">
            <text:p>74.97</text:p>
          </table:table-cell>
        </table:table-row>
        <table:table-row table:style-name="ro1">
          <table:table-cell table:formula="of:=[.B52]&amp;&quot;::&quot;&amp;[.C52]" office:value-type="string" office:string-value="GI60.wav::wav_to_x3a" calcext:value-type="string">
            <text:p>GI60.wav::wav_to_x3a</text:p>
          </table:table-cell>
          <table:table-cell office:value-type="string" calcext:value-type="string">
            <text:p>GI60.wav</text:p>
          </table:table-cell>
          <table:table-cell office:value-type="string" calcext:value-type="string">
            <text:p>wav_to_x3a</text:p>
          </table:table-cell>
          <table:table-cell office:value-type="float" office:value="36000044" calcext:value-type="float">
            <text:p>36000044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49840" calcext:value-type="float">
            <text:p>49840</text:p>
          </table:table-cell>
          <table:table-cell office:value-type="float" office:value="12391742" calcext:value-type="float">
            <text:p>12391742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53]&amp;&quot;::&quot;&amp;[.C53]" office:value-type="string" office:string-value="GR48.wav::wav_to_x3a" calcext:value-type="string">
            <text:p>GR48.wav::wav_to_x3a</text:p>
          </table:table-cell>
          <table:table-cell office:value-type="string" calcext:value-type="string">
            <text:p>GR48.wav</text:p>
          </table:table-cell>
          <table:table-cell office:value-type="string" calcext:value-type="string">
            <text:p>wav_to_x3a</text:p>
          </table:table-cell>
          <table:table-cell office:value-type="float" office:value="28800044" calcext:value-type="float">
            <text:p>2880004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38860" calcext:value-type="float">
            <text:p>38860</text:p>
          </table:table-cell>
          <table:table-cell office:value-type="float" office:value="8589252" calcext:value-type="float">
            <text:p>8589252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54]&amp;&quot;::&quot;&amp;[.C54]" office:value-type="string" office:string-value="LI192.wav::wav_to_x3a" calcext:value-type="string">
            <text:p>LI192.wav::wav_to_x3a</text:p>
          </table:table-cell>
          <table:table-cell office:value-type="string" calcext:value-type="string">
            <text:p>LI192.wav</text:p>
          </table:table-cell>
          <table:table-cell office:value-type="string" calcext:value-type="string">
            <text:p>wav_to_x3a</text:p>
          </table:table-cell>
          <table:table-cell office:value-type="float" office:value="115200042" calcext:value-type="float">
            <text:p>115200042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48844" calcext:value-type="float">
            <text:p>148844</text:p>
          </table:table-cell>
          <table:table-cell office:value-type="float" office:value="34532616" calcext:value-type="float">
            <text:p>34532616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55]&amp;&quot;::&quot;&amp;[.C55]" office:value-type="string" office:string-value="NO96.wav::wav_to_x3a" calcext:value-type="string">
            <text:p>NO96.wav::wav_to_x3a</text:p>
          </table:table-cell>
          <table:table-cell office:value-type="string" calcext:value-type="string">
            <text:p>NO96.wav</text:p>
          </table:table-cell>
          <table:table-cell office:value-type="string" calcext:value-type="string">
            <text:p>wav_to_x3a</text:p>
          </table:table-cell>
          <table:table-cell office:value-type="float" office:value="57600044" calcext:value-type="float">
            <text:p>576000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72772" calcext:value-type="float">
            <text:p>72772</text:p>
          </table:table-cell>
          <table:table-cell office:value-type="float" office:value="14304970" calcext:value-type="float">
            <text:p>14304970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56]&amp;&quot;::&quot;&amp;[.C56]" office:value-type="string" office:string-value="PI240.wav::wav_to_x3a" calcext:value-type="string">
            <text:p>PI240.wav::wav_to_x3a</text:p>
          </table:table-cell>
          <table:table-cell office:value-type="string" calcext:value-type="string">
            <text:p>PI240.wav</text:p>
          </table:table-cell>
          <table:table-cell office:value-type="string" calcext:value-type="string">
            <text:p>wav_to_x3a</text:p>
          </table:table-cell>
          <table:table-cell office:value-type="float" office:value="144000044" calcext:value-type="float">
            <text:p>144000044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63080" calcext:value-type="float">
            <text:p>163080</text:p>
          </table:table-cell>
          <table:table-cell office:value-type="float" office:value="20340626" calcext:value-type="float">
            <text:p>20340626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formula="of:=[.B57]&amp;&quot;::&quot;&amp;[.C57]" office:value-type="string" office:string-value="pts-trondheim-3.wav::wav_to_x3a" calcext:value-type="string">
            <text:p>pts-trondheim-3.wav::wav_to_x3a</text:p>
          </table:table-cell>
          <table:table-cell office:value-type="string" calcext:value-type="string">
            <text:p>pts-trondheim-3.wav</text:p>
          </table:table-cell>
          <table:table-cell office:value-type="string" calcext:value-type="string">
            <text:p>wav_to_x3a</text:p>
          </table:table-cell>
          <table:table-cell office:value-type="float" office:value="40952044" calcext:value-type="float">
            <text:p>4095204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74344" calcext:value-type="float">
            <text:p>74344</text:p>
          </table:table-cell>
          <table:table-cell office:value-type="float" office:value="32394872" calcext:value-type="float">
            <text:p>32394872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13">
          <table:table-cell table:number-columns-repeated="13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13"/>
          <table:table-cell table:style-name="Default"/>
          <table:table-cell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Song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ize (bytes)</text:p>
          </table:table-cell>
          <table:table-cell office:value-type="string" calcext:value-type="string">
            <text:p>Duration (seconds)</text:p>
          </table:table-cell>
        </table:table-row>
        <table:table-row table:style-name="ro1">
          <table:table-cell office:value-type="string" calcext:value-type="string">
            <text:p>01-Mascalito-Rhythmical_Disorder</text:p>
          </table:table-cell>
          <table:table-cell office:value-type="float" office:value="38243566" calcext:value-type="float">
            <text:p>38243566</text:p>
          </table:table-cell>
          <table:table-cell office:value-type="float" office:value="433.6" calcext:value-type="float">
            <text:p>433.6</text:p>
          </table:table-cell>
        </table:table-row>
        <table:table-row table:style-name="ro1">
          <table:table-cell office:value-type="string" calcext:value-type="string">
            <text:p>01-Saluberrimae-Trapped_Inside</text:p>
          </table:table-cell>
          <table:table-cell office:value-type="float" office:value="28929646" calcext:value-type="float">
            <text:p>2892964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3-Mascalito-Filthy_Summer</text:p>
          </table:table-cell>
          <table:table-cell office:value-type="float" office:value="41855474" calcext:value-type="float">
            <text:p>41855474</text:p>
          </table:table-cell>
          <table:table-cell office:value-type="float" office:value="474.55" calcext:value-type="float">
            <text:p>474.55</text:p>
          </table:table-cell>
        </table:table-row>
        <table:table-row table:style-name="ro1">
          <table:table-cell office:value-type="string" calcext:value-type="string">
            <text:p>03-Saluberrimae-Jennifer_Connelly</text:p>
          </table:table-cell>
          <table:table-cell office:value-type="float" office:value="46710766" calcext:value-type="float">
            <text:p>46710766</text:p>
          </table:table-cell>
          <table:table-cell office:value-type="float" office:value="529.6" calcext:value-type="float">
            <text:p>529.6</text:p>
          </table:table-cell>
        </table:table-row>
        <table:table-row table:style-name="ro1">
          <table:table-cell office:value-type="string" calcext:value-type="string">
            <text:p>04-Saluberrimae-Time_Is_A_Flat_Circle</text:p>
          </table:table-cell>
          <table:table-cell office:value-type="float" office:value="38666926" calcext:value-type="float">
            <text:p>38666926</text:p>
          </table:table-cell>
          <table:table-cell office:value-type="float" office:value="438.4" calcext:value-type="float">
            <text:p>438.4</text:p>
          </table:table-cell>
        </table:table-row>
        <table:table-row table:style-name="ro1">
          <table:table-cell office:value-type="string" calcext:value-type="string">
            <text:p>EH120</text:p>
          </table:table-cell>
          <table:table-cell office:value-type="float" office:value="72000044" calcext:value-type="float">
            <text:p>720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I16</text:p>
          </table:table-cell>
          <table:table-cell office:value-type="float" office:value="9600044" calcext:value-type="float">
            <text:p>96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I60</text:p>
          </table:table-cell>
          <table:table-cell office:value-type="float" office:value="36000044" calcext:value-type="float">
            <text:p>360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R48</text:p>
          </table:table-cell>
          <table:table-cell office:value-type="float" office:value="28800044" calcext:value-type="float">
            <text:p>288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I192</text:p>
          </table:table-cell>
          <table:table-cell office:value-type="float" office:value="115200042" calcext:value-type="float">
            <text:p>11520004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O96</text:p>
          </table:table-cell>
          <table:table-cell office:value-type="float" office:value="57600044" calcext:value-type="float">
            <text:p>576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I240</text:p>
          </table:table-cell>
          <table:table-cell office:value-type="float" office:value="144000044" calcext:value-type="float">
            <text:p>1440000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ts-trondheim-3</text:p>
          </table:table-cell>
          <table:table-cell office:value-type="float" office:value="40952044" calcext:value-type="float">
            <text:p>40952044</text:p>
          </table:table-cell>
          <table:table-cell office:value-type="float" office:value="464.31" calcext:value-type="float">
            <text:p>464.31</text:p>
          </table:table-cell>
        </table:table-row>
      </table:table>
      <table:named-expressions/>
      <table:database-ranges>
        <table:database-range table:name="__Anonymous_Sheet_DB__0" table:target-range-address="timings.B1:timings.H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NZ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2T21:01:03.608432945</dc:date>
    <dc:creator>Simon Werner</dc:creator>
    <meta:editing-duration>PT34M20S</meta:editing-duration>
    <meta:editing-cycles>6</meta:editing-cycles>
    <meta:generator>LibreOffice/6.4.5.2$Linux_X86_64 LibreOffice_project/40$Build-2</meta:generator>
    <meta:document-statistic meta:table-count="2" meta:cell-count="1057" meta:object-count="0"/>
  </office:meta>
</office:document-meta>
</file>